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style: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style: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right="0cm" fo:margin-top="0cm" fo:margin-bottom="0cm" style:contextual-spacing="false" fo:text-indent="0cm" style:auto-text-indent="false"/>
      <style:text-properties fo:font-size="12pt" officeooo:rsid="0033c4b9" officeooo:paragraph-rsid="0033c4b9" style:font-size-asian="12pt" style:font-size-complex="12pt"/>
    </style:style>
    <style:style style:name="P9" style:family="paragraph" style:parent-style-name="Text_20_body">
      <style:paragraph-properties fo:margin-left="0cm" fo:margin-right="0cm" fo:margin-top="0cm" fo:margin-bottom="0cm" style: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Standard">
      <loext:graphic-properties draw:fill-gradient-name="gradient" draw:fill-hatch-name="hatch"/>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12"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officeooo:rsid="005c84a4" officeooo:paragraph-rsid="005c84a4"/>
    </style:style>
    <style:style style:name="P13" style:family="paragraph" style:parent-style-name="Text_20_body">
      <style:paragraph-properties fo:margin-left="0cm" fo:margin-right="0cm" fo:margin-top="0cm" fo:margin-bottom="0cm" style:contextual-spacing="false" fo:text-indent="0cm" style:auto-text-indent="false"/>
      <style:text-properties officeooo:paragraph-rsid="00566834"/>
    </style:style>
    <style:style style:name="P14" style:family="paragraph" style:parent-style-name="Text_20_body">
      <style:paragraph-properties fo:margin-left="0cm" fo:margin-right="0cm" fo:margin-top="0cm" fo:margin-bottom="0cm" style:contextual-spacing="false" fo:line-height="150%" fo:text-indent="0cm" style:auto-text-indent="false"/>
      <style:text-properties officeooo:paragraph-rsid="005d6a28"/>
    </style:style>
    <style:style style:name="P15" style:family="paragraph" style:parent-style-name="Standard">
      <style:paragraph-properties fo:margin-left="0cm" fo:margin-righ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6" style:family="paragraph" style:parent-style-name="Text_20_body">
      <style:text-properties officeooo:paragraph-rsid="005d6a28"/>
    </style:style>
    <style:style style:name="P17" style:family="paragraph" style:parent-style-name="Text_20_body">
      <style:paragraph-properties fo:margin-left="0cm" fo:margin-right="0cm" fo:margin-top="0cm" fo:margin-bottom="0cm" style:contextual-spacing="false" fo:text-indent="0cm" style:auto-text-indent="false"/>
      <style:text-properties officeooo:paragraph-rsid="0061ea6a"/>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6423ba"/>
    </style:style>
    <style:style style:name="P19" style:family="paragraph" style:parent-style-name="Text_20_body">
      <style:paragraph-properties fo:margin-left="0cm" fo:margin-right="0cm" fo:margin-top="0cm" fo:margin-bottom="0cm" style:contextual-spacing="false" fo:text-indent="0cm" style:auto-text-indent="false"/>
      <style:text-properties officeooo:paragraph-rsid="0065c1e3"/>
    </style:style>
    <style:style style:name="P20" style:family="paragraph" style:parent-style-name="Text_20_body">
      <style:paragraph-properties fo:margin-left="0cm" fo:margin-right="0cm" fo:margin-top="0cm" fo:margin-bottom="0cm" style:contextual-spacing="false" fo:text-indent="0cm" style:auto-text-indent="false"/>
      <style:text-properties officeooo:paragraph-rsid="00680ce8"/>
    </style:style>
    <style:style style:name="P21" style:family="paragraph" style:parent-style-name="Text_20_body">
      <style:paragraph-properties fo:margin-left="0cm" fo:margin-right="0cm" fo:margin-top="0cm" fo:margin-bottom="0cm" style:contextual-spacing="false" fo:text-indent="0cm" style:auto-text-indent="false"/>
      <style:text-properties officeooo:paragraph-rsid="006936b7"/>
    </style:style>
    <style:style style:name="P22" style:family="paragraph" style:parent-style-name="Text_20_body">
      <style:paragraph-properties fo:margin-left="0cm" fo:margin-right="0cm" fo:margin-top="0cm" fo:margin-bottom="0cm" style:contextual-spacing="false" fo:text-indent="0cm" style:auto-text-indent="false"/>
      <style:text-properties officeooo:paragraph-rsid="006a9b67"/>
    </style:style>
    <style:style style:name="P23" style:family="paragraph" style:parent-style-name="Heading_20_1">
      <style:paragraph-properties fo:margin-left="0cm" fo:margin-right="0cm" fo:margin-top="0cm" fo:margin-bottom="0cm" style:contextual-spacing="false" fo:text-indent="0cm" style:auto-text-indent="false"/>
      <style:text-properties fo:font-size="14pt" style:font-size-asian="14pt" style:font-size-complex="14pt"/>
    </style:style>
    <style:style style:name="P24" style:family="paragraph" style:parent-style-name="Heading_20_2">
      <style:paragraph-properties fo:margin-left="0cm" fo:margin-right="0cm" fo:margin-top="0cm" fo:margin-bottom="0cm" style:contextual-spacing="false" fo:text-indent="0cm" style:auto-text-indent="false"/>
      <style:text-properties fo:font-size="12pt" style:font-size-asian="12pt" style:font-size-complex="12pt"/>
    </style:style>
    <style:style style:name="P25" style:family="paragraph" style:parent-style-name="Heading_20_2">
      <style:paragraph-properties fo:margin-left="0cm" fo:margin-right="0cm" fo:margin-top="0cm" fo:margin-bottom="0cm" style:contextual-spacing="false" fo:text-indent="0cm" style:auto-text-indent="false"/>
    </style:style>
    <style:style style:name="P26" style:family="paragraph" style:parent-style-name="Heading_20_2">
      <style:paragraph-properties fo:margin-left="0cm" fo:margin-right="0cm" fo:margin-top="0cm" fo:margin-bottom="0cm" style:contextual-spacing="false" fo:text-indent="0cm" style:auto-text-indent="false" fo:break-before="page"/>
    </style:style>
    <style:style style:name="P27" style:family="paragraph" style:parent-style-name="Heading_20_2">
      <style:paragraph-properties fo:margin-left="0cm" fo:margin-right="0cm" fo:margin-top="0cm" fo:margin-bottom="0cm" style:contextual-spacing="false" fo:text-indent="0cm" style:auto-text-indent="false"/>
      <style:text-properties officeooo:rsid="000b566b" officeooo:paragraph-rsid="000b566b"/>
    </style:style>
    <style:style style:name="P28" style:family="paragraph" style:parent-style-name="Heading_20_2">
      <style:paragraph-properties fo:margin-left="0cm" fo:margin-right="0cm" fo:margin-top="0cm" fo:margin-bottom="0cm" style:contextual-spacing="false" fo:text-indent="0cm" style:auto-text-indent="false"/>
      <style:text-properties officeooo:rsid="005c84a4" officeooo:paragraph-rsid="005c84a4"/>
    </style:style>
    <style:style style:name="P29" style:family="paragraph" style:parent-style-name="Heading_20_2" style:list-style-name="">
      <style:paragraph-properties fo:margin-left="0cm" fo:margin-right="0cm" fo:margin-top="0cm" fo:margin-bottom="0cm" style:contextual-spacing="false" fo:line-height="150%" fo:text-indent="0cm" style:auto-text-indent="fals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394d3" style:font-size-asian="12pt" style:font-size-complex="12pt"/>
    </style:style>
    <style:style style:name="T37" style:family="text">
      <style:text-properties fo:font-size="12pt" officeooo:rsid="006423ba" style:font-size-asian="12pt" style:font-size-complex="12pt"/>
    </style:style>
    <style:style style:name="T38" style:family="text">
      <style:text-properties fo:font-size="12pt" officeooo:rsid="0065c1e3" style:font-size-asian="12pt" style:font-size-complex="12pt"/>
    </style:style>
    <style:style style:name="T39" style:family="text">
      <style:text-properties fo:font-size="12pt" officeooo:rsid="00671be2" style:font-size-asian="12pt" style:font-size-complex="12pt"/>
    </style:style>
    <style:style style:name="T40" style:family="text">
      <style:text-properties fo:font-size="12pt" officeooo:rsid="00680ce8" style:font-size-asian="12pt" style:font-size-complex="12pt"/>
    </style:style>
    <style:style style:name="T41" style:family="text">
      <style:text-properties officeooo:rsid="0031dc40"/>
    </style:style>
    <style:style style:name="T42" style:family="text">
      <style:text-properties officeooo:rsid="003372a2"/>
    </style:style>
    <style:style style:name="T43" style:family="text">
      <style:text-properties officeooo:rsid="00352913"/>
    </style:style>
    <style:style style:name="T44" style:family="text">
      <style:text-properties style:use-window-font-color="true" loext:opacity="0%"/>
    </style:style>
    <style:style style:name="T45" style:family="text">
      <style:text-properties style:use-window-font-color="true" loext:opacity="0%" officeooo:rsid="003bf4b4"/>
    </style:style>
    <style:style style:name="T46" style:family="text">
      <style:text-properties style:use-window-font-color="true" loext:opacity="0%" officeooo:rsid="00044fe8"/>
    </style:style>
    <style:style style:name="T47" style:family="text">
      <style:text-properties style:use-window-font-color="true" loext:opacity="0%" officeooo:rsid="009ded65"/>
    </style:style>
    <style:style style:name="T48"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9"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0" style:family="text">
      <style:text-properties style:use-window-font-color="true" loext:opacity="0%" fo:font-weight="normal" officeooo:rsid="003bf4b4" style:font-weight-asian="normal" style:font-weight-complex="normal"/>
    </style:style>
    <style:style style:name="T51" style:family="text">
      <style:text-properties style:use-window-font-color="true" loext:opacity="0%" fo:font-weight="normal" officeooo:rsid="009ded65" style:font-weight-asian="normal" style:font-weight-complex="normal"/>
    </style:style>
    <style:style style:name="T52" style:family="text">
      <style:text-properties style:use-window-font-color="true" loext:opacity="0%" fo:language="en" fo:country="US" fo:font-weight="normal" officeooo:rsid="009ded65" style:font-weight-asian="normal" style:font-weight-complex="normal"/>
    </style:style>
    <style:style style:name="T53" style:family="text">
      <style:text-properties style:use-window-font-color="true" loext:opacity="0%" fo:language="en" fo:country="US" fo:font-weight="normal" officeooo:rsid="00ec1b22" style:font-weight-asian="normal" style:font-weight-complex="normal"/>
    </style:style>
    <style:style style:name="T54" style:family="text">
      <style:text-properties style:use-window-font-color="true" loext:opacity="0%" officeooo:rsid="0136db0e"/>
    </style:style>
    <style:style style:name="T55" style:family="text">
      <style:text-properties style:use-window-font-color="true" loext:opacity="0%" officeooo:rsid="00ac6332"/>
    </style:style>
    <style:style style:name="T56" style:family="text">
      <style:text-properties style:use-window-font-color="true" loext:opacity="0%" officeooo:rsid="01056c7e"/>
    </style:style>
    <style:style style:name="T57"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58"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59"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60"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61"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62"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63"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64"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67"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68"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69"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70" style:family="text">
      <style:text-properties style:use-window-font-color="true" loext:opacity="0%" officeooo:rsid="00500131"/>
    </style:style>
    <style:style style:name="T71" style:family="text">
      <style:text-properties style:use-window-font-color="true" loext:opacity="0%" officeooo:rsid="0051e872"/>
    </style:style>
    <style:style style:name="T72" style:family="text">
      <style:text-properties style:use-window-font-color="true" loext:opacity="0%" officeooo:rsid="005c84a4"/>
    </style:style>
    <style:style style:name="T73" style:family="text">
      <style:text-properties style:use-window-font-color="true" loext:opacity="0%" officeooo:rsid="005d6a28"/>
    </style:style>
    <style:style style:name="T74" style:family="text">
      <style:text-properties style:use-window-font-color="true" loext:opacity="0%" officeooo:rsid="00680ce8"/>
    </style:style>
    <style:style style:name="T7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76"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77"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78" style:family="text">
      <style:text-properties fo:font-variant="normal" fo:text-transform="none" style:text-position="0% 100%" fo:font-size="12pt" style:text-underline-style="none" fo:font-weight="normal" officeooo:rsid="0028182a" style:font-size-asian="12pt" style:font-size-complex="12pt"/>
    </style:style>
    <style:style style:name="T79" style:family="text">
      <style:text-properties fo:font-variant="normal" fo:text-transform="none" style:text-position="0% 100%" fo:font-size="12pt" style:text-underline-style="none" fo:font-weight="normal" officeooo:rsid="0019901b" style:font-size-asian="12pt" style:font-size-complex="12pt"/>
    </style:style>
    <style:style style:name="T80" style:family="text">
      <style:text-properties fo:font-variant="normal" fo:text-transform="none" style:text-position="0% 100%" fo:font-size="12pt" style:text-underline-style="none" fo:font-weight="normal" officeooo:rsid="002a5855" style:font-size-asian="12pt" style:font-size-complex="12pt"/>
    </style:style>
    <style:style style:name="T81" style:family="text">
      <style:text-properties fo:font-variant="normal" fo:text-transform="none" style:text-position="0% 100%" fo:font-size="12pt" style:text-underline-style="none" fo:font-weight="normal" officeooo:rsid="002d0b0e" style:font-size-asian="12pt" style:font-size-complex="12pt"/>
    </style:style>
    <style:style style:name="T82" style:family="text">
      <style:text-properties fo:font-variant="normal" fo:text-transform="none" style:text-position="0% 100%" fo:font-size="12pt" style:text-underline-style="none" fo:font-weight="normal" officeooo:rsid="00304b43" style:font-size-asian="12pt" style:font-size-complex="12pt"/>
    </style:style>
    <style:style style:name="T83" style:family="text">
      <style:text-properties fo:font-variant="normal" fo:text-transform="none" style:text-position="0% 100%" fo:font-size="12pt" style:text-underline-style="none" fo:font-weight="normal" officeooo:rsid="00312896" style:font-size-asian="12pt" style:font-size-complex="12pt"/>
    </style:style>
    <style:style style:name="T84" style:family="text">
      <style:text-properties fo:font-variant="normal" fo:text-transform="none" style:text-position="0% 100%" fo:font-size="12pt" style:text-underline-style="none" fo:font-weight="normal" officeooo:rsid="0031a315" style:font-size-asian="12pt" style:font-size-complex="12pt"/>
    </style:style>
    <style:style style:name="T85" style:family="text">
      <style:text-properties fo:font-variant="normal" fo:text-transform="none" style:text-position="0% 100%" fo:font-size="12pt" style:text-underline-style="none" fo:font-weight="normal" officeooo:rsid="0048eaa6" style:font-size-asian="12pt" style:font-size-complex="12pt"/>
    </style:style>
    <style:style style:name="T86" style:family="text">
      <style:text-properties fo:font-variant="normal" fo:text-transform="none" style:text-position="0% 100%" fo:font-size="12pt" style:text-underline-style="none" fo:font-weight="normal" officeooo:rsid="004986bd" style:font-size-asian="12pt" style:font-size-complex="12pt"/>
    </style:style>
    <style:style style:name="T87" style:family="text">
      <style:text-properties fo:font-variant="normal" fo:text-transform="none" style:text-position="0% 100%" fo:font-size="12pt" style:text-underline-style="none" fo:font-weight="normal" officeooo:rsid="0033c4b9" style:font-size-asian="12pt" style:font-size-complex="12pt"/>
    </style:style>
    <style:style style:name="T88" style:family="text">
      <style:text-properties fo:font-variant="normal" fo:text-transform="none" style:text-position="0% 100%" fo:font-size="12pt" style:text-underline-style="none" fo:font-weight="normal" officeooo:rsid="004ff910" style:font-size-asian="12pt" style:font-size-complex="12pt"/>
    </style:style>
    <style:style style:name="T89" style:family="text">
      <style:text-properties fo:font-variant="normal" fo:text-transform="none" style:text-position="0% 100%" fo:font-size="12pt" style:text-underline-style="none" fo:font-weight="normal" officeooo:rsid="0061ea6a" style:font-size-asian="12pt" style:font-size-complex="12pt"/>
    </style:style>
    <style:style style:name="T90" style:family="text">
      <style:text-properties fo:font-variant="normal" fo:text-transform="none" style:text-position="0% 100%" fo:font-style="normal" style:text-underline-style="none" fo:font-weight="normal"/>
    </style:style>
    <style:style style:name="T91"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92" style:family="text">
      <style:text-properties fo:font-variant="normal" fo:text-transform="none" style:text-position="0% 100%" fo:font-style="italic" style:text-underline-style="none" fo:font-weight="normal" style:font-style-asian="italic"/>
    </style:style>
    <style:style style:name="T93" style:family="text">
      <style:text-properties fo:font-variant="normal" fo:text-transform="none" style:text-position="0% 100%" style:text-underline-style="none" fo:font-weight="normal"/>
    </style:style>
    <style:style style:name="T94" style:family="text">
      <style:text-properties fo:font-variant="normal" fo:text-transform="none" style:text-position="0% 100%" style:text-underline-style="none" fo:font-weight="normal" officeooo:rsid="004be878"/>
    </style:style>
    <style:style style:name="T95" style:family="text">
      <style:text-properties fo:font-variant="normal" fo:text-transform="none" style:text-position="0% 100%" style:text-underline-style="none" fo:font-weight="normal" officeooo:rsid="003372a2"/>
    </style:style>
    <style:style style:name="T96" style:family="text">
      <style:text-properties fo:font-variant="normal" fo:text-transform="none" style:text-position="0% 100%" style:text-underline-style="none" fo:font-weight="normal" officeooo:rsid="0039eba7"/>
    </style:style>
    <style:style style:name="T97" style:family="text">
      <style:text-properties fo:font-variant="normal" fo:text-transform="none" style:text-position="0% 100%" style:text-underline-style="none" fo:font-weight="normal" officeooo:rsid="005d6a28"/>
    </style:style>
    <style:style style:name="T98" style:family="text">
      <style:text-properties fo:font-variant="normal" fo:text-transform="none" style:use-window-font-color="true" loext:opacity="0%" style:text-position="0% 100%" fo:font-style="normal" style:text-underline-style="none" fo:font-weight="normal" officeooo:rsid="003bf4b4"/>
    </style:style>
    <style:style style:name="T99" style:family="text">
      <style:text-properties fo:font-variant="normal" fo:text-transform="none" style:use-window-font-color="true" loext:opacity="0%" style:text-position="0% 100%" fo:font-style="normal" style:text-underline-style="none" fo:font-weight="normal" officeooo:rsid="006d0def"/>
    </style:style>
    <style:style style:name="T100"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06" style:family="text">
      <style:text-properties fo:font-variant="normal" fo:text-transform="none" style:use-window-font-color="true" loext:opacity="0%" style:text-position="0% 100%" style:text-underline-style="none" fo:font-weight="normal"/>
    </style:style>
    <style:style style:name="T107" style:family="text">
      <style:text-properties fo:font-variant="normal" fo:text-transform="none" style:use-window-font-color="true" loext:opacity="0%" style:text-position="0% 100%" style:text-underline-style="none" fo:font-weight="normal" officeooo:rsid="003bf4b4"/>
    </style:style>
    <style:style style:name="T108" style:family="text">
      <style:text-properties fo:font-variant="normal" fo:text-transform="none" style:use-window-font-color="true" loext:opacity="0%" style:text-position="0% 100%" style:text-underline-style="none" fo:font-weight="normal" officeooo:rsid="00500131"/>
    </style:style>
    <style:style style:name="T109" style:family="text">
      <style:text-properties officeooo:rsid="0036fd36"/>
    </style:style>
    <style:style style:name="T110" style:family="text">
      <style:text-properties officeooo:rsid="0039eba7"/>
    </style:style>
    <style:style style:name="T111" style:family="text">
      <style:text-properties officeooo:rsid="003a2ab5"/>
    </style:style>
    <style:style style:name="T112" style:family="text">
      <style:text-properties officeooo:rsid="003bf4b4"/>
    </style:style>
    <style:style style:name="T113" style:family="text">
      <style:text-properties fo:color="#000000" loext:opacity="100%"/>
    </style:style>
    <style:style style:name="T114" style:family="text">
      <style:text-properties fo:color="#000000" loext:opacity="100%" style:font-name="Liberation Serif" fo:font-size="12pt" fo:font-style="normal" fo:font-weight="normal" style:font-size-asian="12pt" style:font-style-asian="normal" style:font-weight-asian="normal"/>
    </style:style>
    <style:style style:name="T115"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16"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17" style:family="text">
      <style:text-properties fo:color="#000000" loext:opacity="100%" officeooo:rsid="0137fe64"/>
    </style:style>
    <style:style style:name="T118" style:family="text">
      <style:text-properties fo:color="#000000" loext:opacity="100%" officeooo:rsid="006d0def"/>
    </style:style>
    <style:style style:name="T119" style:family="text">
      <style:text-properties officeooo:rsid="004be878"/>
    </style:style>
    <style:style style:name="T120" style:family="text">
      <style:text-properties officeooo:rsid="0031c5c9"/>
    </style:style>
    <style:style style:name="T121" style:family="text">
      <style:text-properties officeooo:rsid="004ff910"/>
    </style:style>
    <style:style style:name="T122" style:family="text">
      <style:text-properties officeooo:rsid="00500131"/>
    </style:style>
    <style:style style:name="T123" style:family="text">
      <style:text-properties officeooo:rsid="0051e872"/>
    </style:style>
    <style:style style:name="T124" style:family="text">
      <style:text-properties officeooo:rsid="005371e5"/>
    </style:style>
    <style:style style:name="T125" style:family="text">
      <style:text-properties officeooo:rsid="0055b6de"/>
    </style:style>
    <style:style style:name="T126" style:family="text">
      <style:text-properties officeooo:rsid="00566834"/>
    </style:style>
    <style:style style:name="T127" style:family="text">
      <style:text-properties officeooo:rsid="005846e9"/>
    </style:style>
    <style:style style:name="T128" style:family="text">
      <style:text-properties officeooo:rsid="00596947"/>
    </style:style>
    <style:style style:name="T129" style:family="text">
      <style:text-properties officeooo:rsid="005a014b"/>
    </style:style>
    <style:style style:name="T130" style:family="text">
      <style:text-properties officeooo:rsid="005a13f2"/>
    </style:style>
    <style:style style:name="T131" style:family="text">
      <style:text-properties officeooo:rsid="005c84a4"/>
    </style:style>
    <style:style style:name="T132" style:family="text">
      <style:text-properties fo:font-style="normal" fo:font-weight="normal" officeooo:rsid="00265d47" style:font-style-asian="normal" style:font-weight-asian="normal" style:font-style-complex="normal" style:font-weight-complex="normal"/>
    </style:style>
    <style:style style:name="T133" style:family="text">
      <style:text-properties fo:font-style="normal" fo:font-weight="normal" officeooo:rsid="005c84a4" style:font-style-asian="normal" style:font-weight-asian="normal" style:font-style-complex="normal" style:font-weight-complex="normal"/>
    </style:style>
    <style:style style:name="T134" style:family="text">
      <style:text-properties fo:font-style="normal" fo:font-weight="normal" officeooo:rsid="005d6a28" style:font-style-asian="normal" style:font-weight-asian="normal" style:font-style-complex="normal" style:font-weight-complex="normal"/>
    </style:style>
    <style:style style:name="T135" style:family="text">
      <style:text-properties fo:font-style="normal" fo:font-weight="normal" officeooo:rsid="006d0def" style:font-style-asian="normal" style:font-weight-asian="normal" style:font-style-complex="normal" style:font-weight-complex="normal"/>
    </style:style>
    <style:style style:name="T136" style:family="text">
      <style:text-properties officeooo:rsid="005d6a28"/>
    </style:style>
    <style:style style:name="T137" style:family="text">
      <style:text-properties fo:font-style="italic" style:font-style-asian="italic"/>
    </style:style>
    <style:style style:name="T138" style:family="text">
      <style:text-properties officeooo:rsid="0065c1e3"/>
    </style:style>
    <style:style style:name="T139" style:family="text">
      <style:text-properties officeooo:rsid="00680ce8"/>
    </style:style>
    <style:style style:name="T140" style:family="text">
      <style:text-properties officeooo:rsid="006936b7"/>
    </style:style>
    <style:style style:name="T141" style:family="text">
      <style:text-properties officeooo:rsid="006a9b67"/>
    </style:style>
    <style:style style:name="T142" style:family="text">
      <style:text-properties officeooo:rsid="006b7527"/>
    </style:style>
    <style:style style:name="T143" style:family="text">
      <style:text-properties officeooo:rsid="006d0def"/>
    </style:style>
    <style:style style:name="T144" style:family="text">
      <style:text-properties officeooo:rsid="006e68c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troduction</text:h>
      <text:h text:style-name="P24" text:outline-level="2">The ecological niche</text:h>
      <text:p text:style-name="P1"><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The ecological niche thus </text:span><text:span text:style-name="T22">encompass</text:span><text:span text:style-name="T3"> species response </text:span><text:span text:style-name="T33">to </text:span><text:span text:style-name="T3">and </text:span><text:span text:style-name="T33">its </text:span><text:span text:style-name="T3">role within its environment, </text:span><text:span text:style-name="T33">serving as a central point for</text:span><text:span text:style-name="T4"> addressing</text:span><text:span text:style-name="T3"> some of </text:span><text:span text:style-name="T33">ecology’s </text:span><text:span text:style-name="T3">most fundamental questions: Why </text:span><text:span text:style-name="T33">are</text:span><text:span text:style-name="T3"> species f</text:span><text:span text:style-name="T33">ound </text:span><text:span text:style-name="T3">where they are? How </text:span><text:span text:style-name="T33">do</text:span><text:span text:style-name="T3"> so many species coexist? Why are some species more abundant than others? Why are some species rare and others common? How do species interact </text:span><text:span text:style-name="T33">with one another</text:span><text:span text:style-name="T3">? What </text:span><text:span text:style-name="T33">roles do</text:span><text:span text:style-name="T3"> species </text:span><text:span text:style-name="T33">play in</text:span><text:span text:style-name="T3"> ecosystem</text:span><text:span text:style-name="T33">s</text:span><text:span text:style-name="T3">? </text:span><text:span text:style-name="T33">And, crucially, h</text:span><text:span text:style-name="T3">ow will species </text:span><text:span text:style-name="T33">and communities </text:span><text:span text:style-name="T3">respond to rapid environmental changes? </text:span></text:p>
      <text:p text:style-name="P2"/>
      <text:p text:style-name="P9"><text:span text:style-name="T4">The theory of the ecological niche </text:span><text:span text:style-name="T33">emerges from</text:span><text:span text:style-name="T4">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22">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78">(Chesson 2000; Letten </text:span><text:span text:style-name="T92">et al.</text:span><text:span text:style-name="T9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78">(Godsoe </text:span><text:span text:style-name="T92">et al.</text:span><text:span text:style-name="T9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17"><text:span text:style-name="T14">However, </text:span><text:span text:style-name="T34">t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 </text:span><text:span text:style-name="T7">So, </text:span><text:span text:style-name="T34">recent research has focused on</text:span><text:span text:style-name="T8"> integrat</text:span><text:span text:style-name="T16">ing</text:span><text:span text:style-name="T8"> the Grinnellian and </text:span><text:soft-page-break/><text:span text:style-name="T8">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77">(Sober</text:span><text:span text:style-name="T9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79">(Gravel </text:span><text:span text:style-name="T92">et al.</text:span><text:span text:style-name="T93">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ext:span><text:span text:style-name="T22">This integration raise</text:span><text:span text:style-name="T34">d</text:span><text:span text:style-name="T22"> new questions such as the </text:span><text:span text:style-name="T34">signature</text:span><text:span text:style-name="T22"> of interactions on species distributions across scales.</text:span><text:span text:style-name="T15"> </text:span><text:span text:style-name="T22">Traditionally, </text:span><text:span text:style-name="T80">it was believed that species interactions primarily </text:span><text:span text:style-name="T89">influence</text:span><text:span text:style-name="T80"> distributions at local scales, while climate </text:span><text:span text:style-name="T89">shape</text:span><text:span text:style-name="T80"> regional </text:span><text:span text:style-name="T89">and geographic </text:span><text:span text:style-name="T80">scale distributions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80">(Pearson &amp; Dawson 2003; Sober</text:span><text:span text:style-name="T93">ón 2007; Whittaker </text:span><text:span text:style-name="T92">et al.</text:span><text:span text:style-name="T93">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80">(Ara</text:span><text:span text:style-name="T93">újo &amp; Rozenfeld 2014; Belmaker </text:span><text:span text:style-name="T92">et al.</text:span><text:span text:style-name="T9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text:span><text:span text:style-name="T22">Although the importance of interactions at larger scale </text:span><text:span text:style-name="T34">remains</text:span><text:span text:style-name="T22"> debated, it </text:span><text:span text:style-name="T34">highlights</text:span><text:span text:style-name="T22"> how different niche axes </text:span><text:span text:style-name="T34">contribute</text:span><text:span text:style-name="T22"> in shaping ecological communities.</text:span></text:p>
      <text:p text:style-name="P4"/>
      <text:p text:style-name="P9"><text:span text:style-name="T22">Of course, neutral processes also influence communities. F</text:span><text:span text:style-name="T23">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22">neutral theory</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81">(Bell &amp; Schluter 2000; Canard </text:span><text:span text:style-name="T92">et al.</text:span><text:span text:style-name="T93">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81">(Gravel </text:span><text:span text:style-name="T92">et al.</text:span><text:span text:style-name="T93"> 2006; Morales-Castilla </text:span><text:span text:style-name="T92">et al.</text:span><text:span text:style-name="T93"> 2015; Poisot </text:span><text:span text:style-name="T92">et al.</text:span><text:span text:style-name="T9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h text:style-name="P25" text:outline-level="2"/>
      <text:h text:style-name="P25" text:outline-level="2">Biogeography</text:h>
      <text:p text:style-name="P18"><text:span text:style-name="T24">O</text:span><text:span text:style-name="T36">ne of the subfield of ecology most profoundly influenced by niche theory is biogeography, the study of how biodiversity is distributed. </text:span><text:span text:style-name="T24">Based on the niche </text:span><text:span text:style-name="T36">framework</text:span><text:span text:style-name="T24">,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Correlative species distribution models quantify species niches by relating observed species </text:span><text:span text:style-name="T37">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7">true </text:span><text:span text:style-name="T24">relationship between species niche and what species distribution </text:span><text:span text:style-name="T37">models </text:span><text:span text:style-name="T24">describe is unclear. </text:span><text:span text:style-name="T37">While</text:span><text:span text:style-name="T24"> they </text:span><text:span text:style-name="T37">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82">(Booth </text:span><text:span text:style-name="T92">et al.</text:span><text:span text:style-name="T93">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82">(Ara</text:span><text:span text:style-name="T93">újo &amp; Guisan 2006; Godsoe </text:span><text:span text:style-name="T92">et al.</text:span><text:span text:style-name="T9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7">deficiency</text:span><text:span text:style-name="T24"> has been one of the main critique of </text:span><text:span text:style-name="T29">species distribution models</text:span><text:span text:style-name="T24">, </text:span><text:span text:style-name="T37">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83">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text:span><text:soft-page-break/><text:span text:style-name="T25">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83">(Engler &amp; Guisan 2009; Pollock </text:span><text:span text:style-name="T92">et al.</text:span><text:span text:style-name="T93"> 2014; Shipley </text:span><text:span text:style-name="T92">et al.</text:span><text:span text:style-name="T93"> 2022; Staniczenko </text:span><text:span text:style-name="T92">et al.</text:span><text:span text:style-name="T9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83">(Guisan </text:span><text:span text:style-name="T92">et al.</text:span><text:span text:style-name="T93"> 2013; Pollock </text:span><text:span text:style-name="T92">et al.</text:span><text:span text:style-name="T9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9"><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84">(Humboldt </text:span><text:span text:style-name="T92">et al.</text:span><text:span text:style-name="T9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7">remains heavily</text:span><text:span text:style-name="T27"> debate</text:span><text:span text:style-name="T37">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85">(Mittelbach </text:span><text:span text:style-name="T92">et al.</text:span><text:span text:style-name="T9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7">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7">eog</text:span><text:span text:style-name="T17">raphic regions based on </text:span><text:span text:style-name="T37">species </text:span><text:span text:style-name="T17">distribution</text:span><text:span text:style-name="T37">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84">(Holt </text:span><text:span text:style-name="T92">et al.</text:span><text:span text:style-name="T9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 </text:span><text:span text:style-name="T37">paved</text:span><text:span text:style-name="T17"> the way for the </text:span><text:span text:style-name="T37">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7">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85">Understanding how these patterns emerge have been among the most fruitful avenue to enhance our understanding of how communities assemble, persist and function</text:span><text:span text:style-name="T27">.</text:span></text:p>
      <text:p text:style-name="P6"/>
      <text:p text:style-name="P19"><text:span text:style-name="T38">Some</text:span><text:span text:style-name="T28"> </text:span><text:span text:style-name="T38">bio</text:span><text:span text:style-name="T28">geographic patterns </text:span><text:span text:style-name="T29">are so widespread that they have been </text:span><text:span text:style-name="T38">designated as</text:span><text:span text:style-name="T29"> ecogeographic</text:span><text:span text:style-name="T28"> “rules”. One of </text:span><text:span text:style-name="T38">these</text:span><text:span text:style-name="T28"> rules is the latitudinal diversity gradient, </text:span><text:span text:style-name="T38">the same decrease in species diversity towards</text:span><text:span text:style-name="T28"> </text:span><text:span text:style-name="T38">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8">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86">(Mittelbach </text:span><text:span text:style-name="T92">et al.</text:span><text:span text:style-name="T93"> 2007; Pontarp </text:span><text:span text:style-name="T92">et al.</text:span><text:span text:style-name="T9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8">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ext:span><text:soft-page-break/><text:span text:style-name="T28">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86">(Blackburn </text:span><text:span text:style-name="T92">et al.</text:span><text:span text:style-name="T93">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8">(</text:span><text:span text:style-name="T29">Blackburn et al., 1999).</text:span></text:p>
      <text:p text:style-name="P1"/>
      <text:p text:style-name="P9"><text:span text:style-name="T119">A</text:span><text:span text:style-name="T120"> recent </text:span><text:span text:style-name="T119">development</text:span><text:span text:style-name="T120"> </text:span><text:span text:style-name="T138">in</text:span><text:span text:style-name="T120"> bio</text:span><text:span text:style-name="T41">geo</text:span><text:span text:style-name="T120">graphy is </text:span><text:span text:style-name="T138">expanding</text:span><text:span text:style-name="T120"> focus </text:span><text:span text:style-name="T138">from</text:span><text:span text:style-name="T120"> solely </text:span><text:span text:style-name="T138">considering </text:span><text:span text:style-name="T120">the distribution of organisms to </text:span><text:span text:style-name="T138">trying to understand</text:span><text:span text:style-name="T120">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93">(Windsor </text:span><text:span text:style-name="T92">et al.</text:span><text:span text:style-name="T93">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0">. </text:span><text:span text:style-name="T41">Interaction network</text:span><text:span text:style-name="T119">s</text:span><text:span text:style-name="T41"> can vary through two main processes: (1) changes in community composition, and (2) changes in the functional relationships between interacting species, </text:span><text:span text:style-name="T138">like the </text:span><text:span text:style-name="T41">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93">(Poisot </text:span><text:span text:style-name="T92">et al.</text:span><text:span text:style-name="T93">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41">.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93">(Pellissier </text:span><text:span text:style-name="T92">et al.</text:span><text:span text:style-name="T93">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41">, </text:span><text:span text:style-name="T42">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93">(Saravia </text:span><text:span text:style-name="T92">et al.</text:span><text:span text:style-name="T93">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41">,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93">(Galiana </text:span><text:span text:style-name="T92">et al.</text:span><text:span text:style-name="T93">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41">, </text:span><text:span text:style-name="T119">or </text:span><text:span text:style-name="T41">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93">(Poisot </text:span><text:span text:style-name="T92">et al.</text:span><text:span text:style-name="T93">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41">. </text:span><text:span text:style-name="T42">Based on previous knowledge on species biogeography and on how species interaction network are structured, it is possible to </text:span><text:span text:style-name="T138">formulate</text:span><text:span text:style-name="T42"> predictions </text:span><text:span text:style-name="T138">regarding</text:span><text:span text:style-name="T42">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95">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42"> </text:span><text:span text:style-name="T119">but</text:span><text:span text:style-name="T42"> the empirical investigation on these patterns are still rare (</text:span><text:span text:style-name="T119">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94">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42">). </text:span></text:p>
      <text:h text:style-name="P25" text:outline-level="2"/>
      <text:h text:style-name="P25" text:outline-level="2">Relations between species traits and niche </text:h>
      <text:p text:style-name="P9"><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87">(Violle </text:span><text:span text:style-name="T92">et al.</text:span><text:span text:style-name="T93">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9">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87">(Reich </text:span><text:span text:style-name="T92">et al.</text:span><text:span text:style-name="T93">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88">(Funk </text:span><text:span text:style-name="T92">et al.</text:span><text:span text:style-name="T93">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9">is</text:span><text:span text:style-name="T31"> ample evidence of </text:span><text:span text:style-name="T39">functional </text:span><text:span text:style-name="T31">traits </text:span><text:span text:style-name="T39">relevant</text:span><text:span text:style-name="T31"> to animal responses </text:span><text:span text:style-name="T39">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88">(Vandewalle </text:span><text:span text:style-name="T92">et al.</text:span><text:span text:style-name="T93">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9">their </text:span><text:span text:style-name="T31">impact </text:span><text:span text:style-name="T39">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88">(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9">heir</text:span><text:span text:style-name="T31"> environment. </text:span><text:span text:style-name="T30">Therefore, f</text:span><text:span text:style-name="T18">unctional traits </text:span><text:span text:style-name="T31">are directly</text:span><text:span text:style-name="T30">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87">(McGill </text:span><text:span text:style-name="T92">et al.</text:span><text:span text:style-name="T93">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0">providing insights into the role of niche differentiation and environmental filtering </text:span><text:span text:style-name="T39">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87">(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87">(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9">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88">(Kearney </text:span><text:span text:style-name="T92">et al.</text:span><text:span text:style-name="T93">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93">.</text:span></text:p>
      <text:p text:style-name="P8"/>
      <text:p text:style-name="P1"><text:soft-page-break/><text:span text:style-name="T18">Given that species with similar traits are expected to </text:span><text:span text:style-name="T39">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87">(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9">do t</text:span><text:span text:style-name="T18">hese trait-based predictions </text:span><text:span text:style-name="T39">provide</text:span><text:span text:style-name="T18"> a </text:span><text:span text:style-name="T39">more</text:span><text:span text:style-name="T18"> mechanistic understanding of how traits influence species distributions, but </text:span><text:span text:style-name="T39">they have </text:span><text:span text:style-name="T18">been shown to </text:span><text:span text:style-name="T39">also </text:span><text:span text:style-name="T18">help </text:span><text:span text:style-name="T31">model </text:span><text:span text:style-name="T39">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87">(Vesk </text:span><text:span text:style-name="T92">et al.</text:span><text:span text:style-name="T93">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88">(Pacifici </text:span><text:span text:style-name="T92">et al.</text:span><text:span text:style-name="T93">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21">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88">(Griffin-Nolan </text:span><text:span text:style-name="T92">et al.</text:span><text:span text:style-name="T93">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1"><text:s/></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7"/>
      <text:p text:style-name="P20"><text:span text:style-name="T18">Species sharing traits should also share similar interactions. For example, </text:span><text:span text:style-name="T40">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87">(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87">(Bartomeus </text:span><text:span text:style-name="T92">et al.</text:span><text:span text:style-name="T93"> 2016; Gravel </text:span><text:span text:style-name="T92">et al.</text:span><text:span text:style-name="T93">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40">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87">(Morales-Castilla </text:span><text:span text:style-name="T92">et al.</text:span><text:span text:style-name="T93">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40">es trait-matching</text:span><text:span text:style-name="T18"> model</text:span><text:span text:style-name="T40">s</text:span><text:span text:style-name="T18"> have been </text:span><text:span text:style-name="T40">shown</text:span><text:span text:style-name="T18"> to predict accurately </text:span><text:span text:style-name="T40">potential</text:span><text:span text:style-name="T18"> species interactions for a number of ecosystems, taxa, and interaction type</text:span><text:span text:style-name="T40">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87">(Brousseau </text:span><text:span text:style-name="T92">et al.</text:span><text:span text:style-name="T93"> 2018; Laigle </text:span><text:span text:style-name="T92">et al.</text:span><text:span text:style-name="T93"> 2018; Pichler </text:span><text:span text:style-name="T92">et al.</text:span><text:span text:style-name="T93"> 2020; Pomeranz </text:span><text:span text:style-name="T92">et al.</text:span><text:span text:style-name="T93">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87">(Hortal </text:span><text:span text:style-name="T92">et al.</text:span><text:span text:style-name="T93">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27" text:outline-level="2"/>
      <text:h text:style-name="P27" text:outline-level="2">Trophic interactions and food webs</text:h>
      <text:p text:style-name="P9"><text:span text:style-name="T74">Trophic interactions, where a predator species feed on a prey species, constitute one type of species interactions. </text:span><text:span text:style-name="T70">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08">(Lindeman 1942; Thompson </text:span><text:span text:style-name="T92">et al.</text:span><text:span text:style-name="T93">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70">. </text:span><text:span text:style-name="T74">T</text:span>he identity, strength and organization of <text:span text:style-name="T122">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93">(Wisz </text:span><text:span text:style-name="T92">et al.</text:span><text:span text:style-name="T93">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text:soft-page-break/>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75">(Ekl</text:span><text:span text:style-name="T9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75">, </text:span><text:span text:style-name="T76">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76">(Gounand </text:span><text:span text:style-name="T92">et al.</text:span><text:span text:style-name="T93">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76">. </text:span><text:span text:style-name="T74">Given that</text:span><text:span text:style-name="T44"> food webs integrate biodiversity and ecosystem function, </text:span><text:span text:style-name="T71">conserving</text:span><text:span text:style-name="T44"> their structure and the underlying trophic interactions </text:span><text:span text:style-name="T74">is essential to</text:span><text:span text:style-name="T44">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06">(Harvey </text:span><text:span text:style-name="T92">et al.</text:span><text:span text:style-name="T93">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23">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93">(Cirtwill </text:span><text:span text:style-name="T92">et al.</text:span><text:span text:style-name="T93"> 2018; McDonald-Madden </text:span><text:span text:style-name="T92">et al.</text:span><text:span text:style-name="T93">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21"><text:span text:style-name="T139">F</text:span><text:span text:style-name="T109">ood web</text:span><text:span text:style-name="T139">s</text:span><text:span text:style-name="T109"> ha</text:span><text:span text:style-name="T139">ve</text:span><text:span text:style-name="T109"> emerging properties </text:span><text:span text:style-name="T139">with important implications on the communities</text:span><text:span text:style-name="T109">,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93">(Delmas </text:span><text:span text:style-name="T92">et al.</text:span><text:span text:style-name="T93"> 2019; Pimm </text:span><text:span text:style-name="T92">et al.</text:span><text:span text:style-name="T93">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09">. </text:span><text:span text:style-name="T110">May famously showed that under random interaction network</text:span><text:span text:style-name="T140">s</text:span><text:span text:style-name="T110">, a more complex </text:span><text:span text:style-name="T140">food web </text:span><text:span text:style-name="T110">(measured by level of connectance, species richness, and mean interaction strength) should be less stable, challenging the commonly accepted assumption of the time that more complex system</text:span><text:span text:style-name="T140">s</text:span><text:span text:style-name="T110">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0">(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10">. This </text:span><text:span text:style-name="T140">insight</text:span><text:span text:style-name="T110"> inspired decades of </text:span><text:span text:style-name="T140">research aimed at understanding</text:span><text:span text:style-name="T110">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0">(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10">. </text:span>Another example of how food web structure influences communities is demonstrated by network complementarity, where species partition resources and enemies, leading to increased ecosystem productivity<text:span text:style-name="T110">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93">(Poisot </text:span><text:span text:style-name="T92">et al.</text:span><text:span text:style-name="T93">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10">. </text:span><text:span text:style-name="T127">Thus, it is not only the number and identity of trophic interactions that matters, but also how they are </text:span><text:span text:style-name="T140">organized</text:span><text:span text:style-name="T127"> among species.</text:span></text:p>
      <text:p text:style-name="P1"/>
      <text:p text:style-name="P21">Yet, we still face major challenges when developing accurate descriptions of natural food webs <text:span text:style-name="T124">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93">(Poisot </text:span><text:span text:style-name="T92">et al.</text:span><text:span text:style-name="T93">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24">In fact, the “</text:span>lack of knowledge about interactions among species or among groups of species” <text:span text:style-name="T140">remains</text:span> <text:span text:style-name="T124">one of</text:span> the <text:span text:style-name="T124">major </text:span>biodiversity <text:span text:style-name="T124">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93">(Hortal </text:span><text:span text:style-name="T92">et al.</text:span><text:span text:style-name="T93">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24"> It is </text:span>virtually impossible to sample all interactions <text:span text:style-name="T124">even for</text:span> a <text:span text:style-name="T124">simple </text:span>community <text:span text:style-name="T124">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93">(Chacoff </text:span><text:span text:style-name="T92">et al.</text:span><text:span text:style-name="T93">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93">(Cameron </text:span><text:span text:style-name="T92">et al.</text:span><text:span text:style-name="T93"> 2019; Poisot </text:span><text:span text:style-name="T92">et al.</text:span><text:span text:style-name="T93">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ext:soft-page-break/>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93">(Harvey </text:span><text:span text:style-name="T92">et al.</text:span><text:span text:style-name="T93">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21"><text:span text:style-name="T125">To </text:span><text:span text:style-name="T140">address</text:span><text:span text:style-name="T125"> these gaps, models </text:span><text:span text:style-name="T140">have been developed </text:span><text:span text:style-name="T125">to predict trophic interactions <text:s/>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93">(Strydom </text:span><text:span text:style-name="T92">et al.</text:span><text:span text:style-name="T93">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 </text:span><text:span text:style-name="T140">Both n</text:span><text:span text:style-name="T125">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93">(Morales-Castilla </text:span><text:span text:style-name="T92">et al.</text:span><text:span text:style-name="T93">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93">(Canard </text:span><text:span text:style-name="T92">et al.</text:span><text:span text:style-name="T93">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43">. </text:span><text:span text:style-name="T125">The interaction</text:span><text:span text:style-name="T140">s that do not occur under</text:span><text:span text:style-name="T125">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93">(Morales-Castilla </text:span><text:span text:style-name="T92">et al.</text:span><text:span text:style-name="T93">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43">. </text:span>Although neutral models can predict a significant amount of variation in interaction strengths<text:span text:style-name="T43">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93">(Canard </text:span><text:span text:style-name="T92">et al.</text:span><text:span text:style-name="T93">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43">, </text:span>recent research has highlighted that co-occurrences do not always imply interaction<text:span text:style-name="T43">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93">(Blanchet </text:span><text:span text:style-name="T92">et al.</text:span><text:span text:style-name="T93"> 2020; Thurman </text:span><text:span text:style-name="T92">et al.</text:span><text:span text:style-name="T93">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43">. </text:span><text:span text:style-name="T126">In contrast to the neutral model, niche-based models </text:span>predict that interactions between two species depend on their respective traits<text:span text:style-name="T126">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93">(Rossberg </text:span><text:span text:style-name="T92">et al.</text:span><text:span text:style-name="T93">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26">N</text:span><text:span text:style-name="T109">on-interactions driven by niche-based process</text:span><text:span text:style-name="T140">es</text:span><text:span text:style-name="T109">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93">(Morales-Castilla </text:span><text:span text:style-name="T92">et al.</text:span><text:span text:style-name="T93">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09">, and can be </text:span><text:span text:style-name="T126">predicted</text:span><text:span text:style-name="T109"> by </text:span><text:span text:style-name="T126">trait-based</text:span><text:span text:style-name="T109"> model</text:span><text:span text:style-name="T126">s</text:span><text:span text:style-name="T109">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93">(Bartomeus </text:span><text:span text:style-name="T92">et al.</text:span><text:span text:style-name="T93">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09">. </text:span>Phylogenetic relationships <text:span text:style-name="T140">also provide valuable</text:span> informati<text:span text:style-name="T140">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93">(Gómez </text:span><text:span text:style-name="T92">et al.</text:span><text:span text:style-name="T93"> 2010; Stouffer </text:span><text:span text:style-name="T92">et al.</text:span><text:span text:style-name="T93">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3"/>
      <text:p text:style-name="P22"><text:span text:style-name="T127">At the network level, </text:span>factors beyond those acting at the interaction level <text:span text:style-name="T110">(neutral and niche processes) </text:span><text:span text:style-name="T141">also constrain food webs</text:span><text:span text:style-name="T110">. </text:span>Firstly, local interactions are drawn from the pool of interactions at the regional scale, thus local food webs are constrained by the regional web of interactions, often referred to as the regional metaweb.<text:span text:style-name="T128"> Recently,</text:span><text:span text:style-name="T110">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96">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 </text:span><text:span text:style-name="T111">showed that </text:span><text:span text:style-name="T128">properties of</text:span><text:span text:style-name="T111"> food web</text:span><text:span text:style-name="T130">s</text:span><text:span text:style-name="T111"> emerge from the </text:span><text:span text:style-name="T130">metaweb</text:span><text:span text:style-name="T111">, suggesting that </text:span><text:span text:style-name="T130">the regional</text:span> food web structure is <text:span text:style-name="T141">primarily</text:span><text:span text:style-name="T130"> constrain</text:span><text:span text:style-name="T141">s </text:span><text:span text:style-name="T130">local food web structure</text:span><text:span text:style-name="T111">. </text:span><text:span text:style-name="T130">Second</text:span><text:span text:style-name="T141">ly</text:span><text:span text:style-name="T128">, there are evidence that</text:span><text:span text:style-name="T111"> </text:span><text:span text:style-name="T128">the </text:span><text:span text:style-name="T111">environment influence</text:span><text:span text:style-name="T141">s</text:span><text:span text:style-name="T111"> the local realization of food web</text:span><text:span text:style-name="T141">s</text:span><text:span text:style-name="T111">. For example, </text:span><text:span text:style-name="T128">primary</text:span><text:span text:style-name="T111"> productivity should </text:span><text:span text:style-name="T128">determine</text:span><text:span text:style-name="T111"> the number of trophic level</text:span><text:span text:style-name="T141">s</text:span><text:span text:style-name="T111"> </text:span><text:span text:style-name="T128">and number of species at each trophic level </text:span><text:span text:style-name="T111">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1">(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11">. </text:span><text:span text:style-name="T141">Additionally, a</text:span><text:span text:style-name="T111">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93">(Galiana </text:span><text:span text:style-name="T92">et al.</text:span><text:span text:style-name="T93">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11">. </text:span><text:span text:style-name="T128">S</text:span><text:span text:style-name="T111">patial (e.g., habitat diversity) and temporal (e.g., seasonality) </text:span><text:span text:style-name="T141">factors are also</text:span><text:span text:style-name="T111">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93">(McMeans </text:span><text:span text:style-name="T92">et al.</text:span><text:span text:style-name="T93"> 2015; Rooney </text:span><text:span text:style-name="T92">et al.</text:span><text:span text:style-name="T93">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11">. For example, species occurring in the same habitat type or season will form highly connected module relative to species not present at the same time or </text:span><text:soft-page-break/><text:span text:style-name="T111">space. </text:span><text:span text:style-name="T130">Finally</text:span><text:span text:style-name="T129">, </text:span><text:span text:style-name="T130">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93">(Grilli </text:span><text:span text:style-name="T92">et al.</text:span><text:span text:style-name="T93">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30">. Theory predicts that for a food web to be persist, it needs to lead to a feasible and stable equilibrium</text:span><text:span text:style-name="T111">. </text:span><text:span text:style-name="T130">In </text:span><text:span text:style-name="T141">short</text:span><text:span text:style-name="T130">, </text:span>food webs are a product of neutral and niche constraints acting at the level of interactions, as well as neutral, environmental, and dynamic constraints at the network level.</text:p>
      <text:p text:style-name="P1"/>
      <text:h text:style-name="P28" text:outline-level="2">Bird <text:span text:style-name="T136">niche and threats across seasons</text:span></text:h>
      <text:p text:style-name="P1">Migratory species are facing significant declines worldwide<text:span text:style-name="T131">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3">(Bairlein 2016; Studds </text:span><text:span text:style-name="T92">et al.</text:span><text:span text:style-name="T93">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31">. </text:span><text:span text:style-name="T142">For example, </text:span><text:span text:style-name="T131">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93">(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31"> estimated </text:span><text:span text:style-name="T142">a 29% decrease in North American bird </text:span><text:span text:style-name="T131">abundance between 1970 and 2019</text:span><text:span text:style-name="T112">. </text:span><text:span text:style-name="T131">To </text:span><text:span text:style-name="T142">mitigate</text:span><text:span text:style-name="T131"> this decline, we need a </text:span><text:span text:style-name="T136">comprehensive understanding of </text:span><text:span text:style-name="T143">bird ecology and stressors </text:span><text:span text:style-name="T131">over </text:span><text:span text:style-name="T136">the</text:span><text:span text:style-name="T143">ir</text:span><text:span text:style-name="T131"> full annual cycle and protect the</text:span><text:span text:style-name="T136">ir</text:span><text:span text:style-name="T131">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3">(Marra </text:span><text:span text:style-name="T92">et al.</text:span><text:span text:style-name="T93"> 2015; Xu </text:span><text:span text:style-name="T92">et al.</text:span><text:span text:style-name="T93">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31">. </text:span><text:span text:style-name="T136">S</text:span><text:span text:style-name="T131">tressors</text:span><text:span text:style-name="T132"> </text:span><text:span text:style-name="T135">impacting</text:span><text:span text:style-name="T132"> </text:span><text:span text:style-name="T133">individuals in one season can</text:span><text:span text:style-name="T132"> carry-over to affect </text:span><text:span text:style-name="T134">the survival and reproductive success</text:span><text:span text:style-name="T132">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91">(Norris </text:span><text:span text:style-name="T92">et al.</text:span><text:span text:style-name="T93"> 2004; Reudink </text:span><text:span text:style-name="T92">et al.</text:span><text:span text:style-name="T93">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32">. </text:span><text:span text:style-name="T133">Despite the importance of a year-around understanding</text:span><text:span text:style-name="T112">, most studies </text:span><text:span text:style-name="T131">historically </text:span><text:span text:style-name="T112">focus</text:span><text:span text:style-name="T131">ed</text:span><text:span text:style-name="T112"> on </text:span><text:span text:style-name="T131">a single</text:span><text:span text:style-name="T112">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3">(Marra </text:span><text:span text:style-name="T92">et al.</text:span><text:span text:style-name="T93">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12">. </text:span>For effective conservation efforts, <text:span text:style-name="T143">it is</text:span> imperative to gain a deeper understanding of bird distribution, threats, environmental responses, and interactions throughout the entire year.</text:p>
      <text:p text:style-name="P12"/>
      <text:p text:style-name="P14"><text:span text:style-name="T73">M</text:span><text:span text:style-name="T72">igration </text:span><text:span text:style-name="T73">is though to </text:span><text:span text:style-name="T72">have evolved in response</text:span><text:span text:style-name="T46"> to seasonality, </text:span><text:span text:style-name="T73">allowing species</text:span><text:span text:style-name="T46"> to</text:span><text:span text:style-name="T45"> maintain fidelity to </text:span><text:span text:style-name="T73">favorable </text:span><text:span text:style-name="T45">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07">(Winger </text:span><text:span text:style-name="T92">et al.</text:span><text:span text:style-name="T93">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45">. </text:span><text:span text:style-name="T47">Unlike other adaptation </text:span><text:span text:style-name="T73">to seasonality</text:span><text:span text:style-name="T47"> such as hibernation or freeze tolerance, migration </text:span><text:span text:style-name="T73">allows species to maintain consistent</text:span><text:span text:style-name="T47"> thermal conditions throughout the year</text:span><text:span text:style-name="T73"> but comes </text:span><text:span text:style-name="T47">with movement costs</text:span><text:span text:style-name="T45">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07">(G</text:span><text:span text:style-name="T93">ómez </text:span><text:span text:style-name="T92">et al.</text:span><text:span text:style-name="T93"> 2016; Nakazawa </text:span><text:span text:style-name="T92">et al.</text:span><text:span text:style-name="T9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45">.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5">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45"> </text:span><text:span text:style-name="T73">showed</text:span><text:span text:style-name="T45"> that breeding and w</text:span><text:span text:style-name="T50">intering destinations </text:span><text:span text:style-name="T51">of migratory birds are optimized </text:span><text:span text:style-name="T50">to </text:span><text:span text:style-name="T52">avoid unfavorable climatic conditions</text:span><text:span text:style-name="T50">,</text:span><text:span text:style-name="T45"> competition, and minimize </text:span><text:span text:style-name="T73">travel distance</text:span><text:span text:style-name="T45">. </text:span><text:span text:style-name="T54">Therefore, </text:span><text:span text:style-name="T48">evidence suggests there is</text:span><text:span text:style-name="T45"> a fundamental trade-off between the movement within geographic and</text:span><text:span text:style-name="T53"> </text:span><text:span text:style-name="T55">climat</text:span><text:span text:style-name="T56">ic</text:span><text:span text:style-name="T55"> </text:span><text:span text:style-name="T45">niche space</text:span><text:span text:style-name="T73">s</text:span><text:span text:style-name="T45"> </text:span><text:span text:style-name="T98">(Gómez et al., 2016; Nakazawa et al., 2004), but it is poorly understood how the differences between species </text:span><text:span text:style-name="T99">alter</text:span><text:span text:style-name="T98"> the </text:span><text:span text:style-name="T100">balance</text:span><text:span text:style-name="T98"> of this trade-off. </text:span></text:p>
      <text:p text:style-name="P11"/>
      <text:p text:style-name="P14"><text:span text:style-name="T101">Species' strategies for minimizing movement within their climatic niche space versus enduring variation in climatic conditions are </text:span><text:span text:style-name="T104">influenced</text:span><text:span text:style-name="T101">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01">(Cohen &amp; Jetz 2022; McKinnon </text:span><text:span text:style-name="T92">et al.</text:span><text:span text:style-name="T93"> 2010; Zurell </text:span><text:span text:style-name="T92">et al.</text:span><text:span text:style-name="T9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57">. For example, </text:span><text:span text:style-name="T63">larger species should be more likely to minimize travel distance has they usually need </text:span><text:soft-page-break/><text:span text:style-name="T63">more energy to migrate</text:span><text:span text:style-name="T60">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0">(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60"> </text:span><text:span text:style-name="T63">and </text:span><text:span text:style-name="T59">can </text:span><text:span text:style-name="T61">tolerate</text:span><text:span text:style-name="T63"> </text:span><text:span text:style-name="T49">colder</text:span><text:span text:style-name="T63"> temperature</text:span><text:span text:style-name="T62">s</text:span><text:span text:style-name="T63">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02">(Blackburn </text:span><text:span text:style-name="T105">et al.</text:span><text:span text:style-name="T102">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63">. Similarly, species with a flexible diet, like the Northern cardinal (</text:span><text:span text:style-name="T66">Cardinalis cardinalis)</text:span><text:span text:style-name="T67">, wh</text:span><text:span text:style-name="T69">ich</text:span><text:span text:style-name="T67"> switch</text:span><text:span text:style-name="T69">es</text:span><text:span text:style-name="T67"> from feeding on insect</text:span><text:span text:style-name="T69">s</text:span><text:span text:style-name="T67"> and berries in summer to a mainly granivor</text:span><text:span text:style-name="T69">ous</text:span><text:span text:style-name="T67">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6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67">, are less likely to migrate to track resources.</text:span><text:span text:style-name="T57"> </text:span><text:span text:style-name="T114">While </text:span><text:span text:style-name="T113">these examples </text:span><text:span text:style-name="T118">illustrate</text:span><text:span text:style-name="T113"> </text:span><text:span text:style-name="T115">how certain traits explain why some birds</text:span><text:span text:style-name="T113"> </text:span><text:span text:style-name="T115">favour movement </text:span><text:span text:style-name="T117">within climatic space over movement in geographic space</text:span><text:span text:style-name="T113">, we are </text:span><text:span text:style-name="T117">still </text:span><text:span text:style-name="T113">lacking evidence </text:span><text:span text:style-name="T115">for </text:span><text:span text:style-name="T116">the influence of </text:span><text:span text:style-name="T115">other </text:span><text:span text:style-name="T113">traits. </text:span></text:p>
      <text:p text:style-name="P15"/>
      <text:p text:style-name="Text_20_body"><text:span text:style-name="T58">Understanding how traits influence </text:span><text:span text:style-name="T63">how </text:span><text:span text:style-name="T58">species' </text:span><text:span text:style-name="T63">balance the trade-off</text:span><text:span text:style-name="T58"> between geographic and within-niche movements can provide a more mechanistic insight into the significant seasonal shifts in diversity highlighted in recent literature. For </text:span><text:span text:style-name="T64">example</text:span><text:span text:style-name="T58">, Ng et al. </text:span><text:reference-mark-start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103">(</text:span><text:span text:style-name="T93">2022)</text:span><text:reference-mark-end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58"> </text:span><text:span text:style-name="T63">o</text:span><text:span text:style-name="T58">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103">(</text:span><text:span text:style-name="T102">2</text:span><text:span text:style-name="T93">022)</text:span><text:reference-mark-end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58"> </text:span><text:span text:style-name="T63">n</text:span><text:span text:style-name="T58">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8">Jarzyna &amp; Stagge </text:span><text:span text:style-name="T63">(</text:span><text:span text:style-name="T58">2023)</text:span><text:reference-mark-end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8">,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0"/>
      <text:p text:style-name="P16"><text:span text:style-name="T63">As migratory birds change their ranges between seasons, so are the level of protection and the threats they </text:span><text:span text:style-name="T64">experience</text:span><text:span text:style-name="T63">. Runge et al. (2015) showed that globally, </text:span><text:span text:style-name="T143">only</text:span> 9% of 1451 migratory birds are adequately covered by protected areas across all stages of their annual cycle, <text:span text:style-name="T144">compared </text:span>with 45% <text:span text:style-name="T144">for</text:span> nonmigratory birds. <text:span text:style-name="T63">Most Important Bird and Biodiversity Areas, which serve as </text:span><text:span text:style-name="T65">the</text:span><text:span text:style-name="T63"> basis for bird site-based protection worldwide, are identified in the bird’s breeding distributions. </text:span><text:span text:style-name="T65">Therefore, it is not surprising that </text:span><text:span text:style-name="T63">protection of migrating routes are </text:span><text:span text:style-name="T65">often</text:span><text:span text:style-name="T63"> incompletely protected. Yet, the importance of adequate protection of the entire migratory network has been demonstrated and proposed as key </text:span><text:span text:style-name="T65">in</text:span><text:span text:style-name="T63"> slow</text:span><text:span text:style-name="T65">ing</text:span><text:span text:style-name="T63">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02">(Marra </text:span><text:span text:style-name="T92">et al.</text:span><text:span text:style-name="T93"> 2015; Runge </text:span><text:span text:style-name="T92">et al.</text:span><text:span text:style-name="T93"> 2015; Wilcove &amp; Wikelski 2008; Xu </text:span><text:span text:style-name="T92">et al.</text:span><text:span text:style-name="T93"> 2020; Zhang </text:span><text:span text:style-name="T92">et al.</text:span><text:span text:style-name="T93">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63">. Birds also experience different level of stress throughout their annual cycle. For example, </text:span><text:reference-mark-start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02">La Sorte </text:span><text:span text:style-name="T92">et al.</text:span><text:span text:style-name="T93"> </text:span><text:span text:style-name="T97">(</text:span><text:span text:style-name="T93">2022)</text:span><text:reference-mark-end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36"> recently showed that exposure to </text:span>air pollution <text:span text:style-name="T136">differ between seasons for world’s nocturnally migrating birds, and that this exposure will also change </text:span><text:soft-page-break/><text:span text:style-name="T136">differently among seasons in the future. For effective conservation efforts, it </text:span><text:span text:style-name="T144">is</text:span><text:span text:style-name="T136"> imperative to gain a deeper understanding of the level of protection and threats among bird species and how they are associated with the observed trends in abundances.</text:span></text:p>
      <text:h text:style-name="P29" text:outline-level="2"/>
      <text:h text:style-name="P26" text:outline-level="2">Litterature cited</text:h>
      <text:section text:style-name="Sect1" text:name="ZOTERO_BIBL {&quot;uncited&quot;:[],&quot;omitted&quot;:[],&quot;custom&quot;:[]} CSL_BIBLIOGRAPHY RND16JUV9SkZ0">
        <text:p text:style-name="Bibliography_20_1">Allesina, S., Grilli, J., Barabás, G., Tang, S., Aljadeff, J. &amp; Maritan, A. (2015). Predicting the stability of large structured food webs. <text:span text:style-name="T137">Nat Commun</text:span>, 6, 7842.</text:p>
        <text:p text:style-name="Bibliography_20_1">Allesina, S. &amp; Tang, S. (2015). The stability–complexity relationship at age 40: a random matrix perspective. <text:span text:style-name="T137">Population Ecology</text:span>, 57, 63–75.</text:p>
        <text:p text:style-name="Bibliography_20_1">Araújo, M.B. &amp; Guisan, A. (2006). Five (or so) challenges for species distribution modelling. <text:span text:style-name="T137">J Biogeography</text:span>, 33, 1677–1688.</text:p>
        <text:p text:style-name="Bibliography_20_1">Araújo, M.B. &amp; Rozenfeld, A. (2014). The geographic scaling of biotic interactions. <text:span text:style-name="T137">Ecography</text:span>, 37, 406–415.</text:p>
        <text:p text:style-name="Bibliography_20_1">Bairlein, F. (2016). Migratory birds under threat. <text:span text:style-name="T137">Science</text:span>, 354, 547–548.</text:p>
        <text:p text:style-name="Bibliography_20_1">Baiser, B., Gotelli, N.J., Buckley, H.L., Miller, T.E. &amp; Ellison, A.M. (2012). Geographic variation in network structure of a nearctic aquatic food web: Network structure in an aquatic food web. <text:span text:style-name="T137">Global Ecology and Biogeography</text:span>, 21, 579–591.</text:p>
        <text:p text:style-name="Bibliography_20_1">Baiser, B., Gravel, D., Cirtwill, A.R., Dunne, J.A., Fahimipour, A.K., Gilarranz, L.J., <text:span text:style-name="T137">et al.</text:span> (2019). Ecogeographical rules and the macroecology of food webs. <text:span text:style-name="T137">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37">Functional Ecology</text:span>, 30, 1894–1903.</text:p>
        <text:p text:style-name="Bibliography_20_1">Bell, G. &amp; Schluter, A.E.D. (2000). The Distribution of Abundance in Neutral Communities. <text:span text:style-name="T137">The American Naturalist</text:span>, 155, 606–617.</text:p>
        <text:p text:style-name="Bibliography_20_1">Belmaker, J., Zarnetske, P., Tuanmu, M.-N., Zonneveld, S., Record, S., Strecker, A., <text:span text:style-name="T137">et al.</text:span> (2015). Empirical evidence for the scale dependence of biotic interactions. <text:span text:style-name="T137">Global Ecology and Biogeography</text:span>, 24, 750–761.</text:p>
        <text:p text:style-name="Bibliography_20_1">Bergmann, C. (1848). <text:span text:style-name="T137">Über die Verhältnisse der Wärmeökonomie der Thiere zu ihrer Grösse</text:span>. Vandenhoeck und Ruprecht.</text:p>
        <text:p text:style-name="Bibliography_20_1">Blackburn, T.M., Gaston, K.J. &amp; Loder, N. (1999). Geographic gradients in body size: a clarification of Bergmann’s rule. <text:span text:style-name="T137">Diversity and Distributions</text:span>, 5, 165–174.</text:p>
        <text:p text:style-name="Bibliography_20_1">Blanchet, F.G., Cazelles, K. &amp; Gravel, D. (2020). Co-occurrence is not evidence of ecological interactions. <text:span text:style-name="T137">Ecology Letters</text:span>, 23, 1050–1063.</text:p>
        <text:p text:style-name="Bibliography_20_1">Booth, T.H., Nix, H.A., Hutchinson, M.F. &amp; Jovanic, T. (1988). Niche analysis and tree species introduction. <text:span text:style-name="T137">Forest Ecology and Management</text:span>, 23, 47–59.</text:p>
        <text:p text:style-name="Bibliography_20_1">Brousseau, P.-M., Gravel, D. &amp; Handa, I.T. (2018). Trait matching and phylogeny as predictors of predator–prey interactions involving ground beetles. <text:span text:style-name="T137">Functional Ecology</text:span>, 32, 192–202.</text:p>
        <text:p text:style-name="Bibliography_20_1">Cameron, E.K., Sundqvist, M.K., Keith, S.A., CaraDonna, P.J., Mousing, E.A., Nilsson, K.A., <text:span text:style-name="T137">et al.</text:span> (2019). Uneven global distribution of food web studies under climate change. <text:span text:style-name="T137">Ecosphere</text:span>, 10, e02645.</text:p>
        <text:p text:style-name="Bibliography_20_1">Canard, E., Mouquet, N., Marescot, L., Gaston, K.J., Gravel, D. &amp; Mouillot, D. (2012). Emergence of Structural Patterns in Neutral Trophic Networks. <text:span text:style-name="T137">PLOS ONE</text:span>, 7, e38295.</text:p>
        <text:p text:style-name="Bibliography_20_1">Canard, E.F., Mouquet, N., Mouillot, D., Stanko, M., Miklisova, D. &amp; Gravel, D. (2014). Empirical Evaluation of Neutral Interactions in Host-Parasite Networks. <text:span text:style-name="T137">The American Naturalist</text:span>, 183, 468–479.</text:p>
        <text:p text:style-name="Bibliography_20_1">Chacoff, N.P., Vázquez, D.P., Lomáscolo, S.B., Stevani, E.L., Dorado, J. &amp; Padrón, B. (2012). Evaluating sampling completeness in a desert plant–pollinator network. <text:span text:style-name="T137">Journal of Animal Ecology</text:span>, 81, 190–200.</text:p>
        <text:p text:style-name="Bibliography_20_1">Chase, J.M. &amp; Leibold, M.A. (2003). <text:span text:style-name="T137">Ecological Niches: Linking Classical and Contemporary Approaches</text:span>. University of Chicago Press.</text:p>
        <text:p text:style-name="Bibliography_20_1"><text:soft-page-break/>Chesson, P. (2000). Mechanisms of Maintenance of Species Diversity. <text:span text:style-name="T137">Annual Review of Ecology and Systematics</text:span>, 31, 343–366.</text:p>
        <text:p text:style-name="Bibliography_20_1">Cirtwill, A.R., Dalla Riva, G.V., Gaiarsa, M.P., Bimler, M.D., Cagua, E.F., Coux, C., <text:span text:style-name="T137">et al.</text:span> (2018). A review of species role concepts in food webs. <text:span text:style-name="T137">Food Webs</text:span>, 16, e00093.</text:p>
        <text:p text:style-name="Bibliography_20_1">Cohen, J. &amp; Jetz, W. (2022). <text:span text:style-name="T137">Diverse strategies for tracking seasonal environmental niches at hemispheric scale</text:span> (preprint). Ecology.</text:p>
        <text:p text:style-name="Bibliography_20_1">Delmas, E., Besson, M., Brice, M.-H., Burkle, L.A., Riva, G.V.D., Fortin, M.-J., <text:span text:style-name="T137">et al.</text:span> (2019). Analysing ecological networks of species interactions. <text:span text:style-name="T137">Biological Reviews</text:span>, 94, 16–36.</text:p>
        <text:p text:style-name="Bibliography_20_1">Eklöf, A. &amp; Ebenman, B. (2006). Species loss and secondary extinctions in simple and complex model communities. <text:span text:style-name="T137">Journal of Animal Ecology</text:span>, 75, 239–246.</text:p>
        <text:p text:style-name="Bibliography_20_1">Elith, J. &amp; Leathwick, J.R. (2009). Species Distribution Models: Ecological Explanation and Prediction Across Space and Time. <text:span text:style-name="T137">Annual Review of Ecology, Evolution, and Systematics</text:span>, 40, 677–697.</text:p>
        <text:p text:style-name="Bibliography_20_1">Elton, C.S. (1927). <text:span text:style-name="T137">Animal ecology</text:span>. Macmillan Co., New York.</text:p>
        <text:p text:style-name="Bibliography_20_1">Engler, R. &amp; Guisan, A. (2009). MigClim: Predicting plant distribution and dispersal in a changing climate. <text:span text:style-name="T137">Diversity and Distributions</text:span>, 15, 590–601.</text:p>
        <text:p text:style-name="Bibliography_20_1">Funk, J.L., Larson, J.E., Ames, G.M., Butterfield, B.J., Cavender-Bares, J., Firn, J., <text:span text:style-name="T137">et al.</text:span> (2017). Revisiting the Holy Grail: using plant functional traits to understand ecological processes. <text:span text:style-name="T137">Biological Reviews</text:span>, 92, 1156–1173.</text:p>
        <text:p text:style-name="Bibliography_20_1">Galiana, N., Barros, C., Braga, J., Ficetola, G.F., Maiorano, L., Thuiller, W., <text:span text:style-name="T137">et al.</text:span> (2021). The spatial scaling of food web structure across European biogeographical regions. <text:span text:style-name="T137">Ecography</text:span>, 44, 653–664.</text:p>
        <text:p text:style-name="Bibliography_20_1">Galiana, N., Lurgi, M., Claramunt-López, B., Fortin, M.-J., Leroux, S., Cazelles, K., <text:span text:style-name="T137">et al.</text:span> (2018). The spatial scaling of species interaction networks. <text:span text:style-name="T137">Nat Ecol Evol</text:span>, 2, 782–790.</text:p>
        <text:p text:style-name="Bibliography_20_1">Gause, G.F. (1934). Experimental Analysis of Vito Volterra’s Mathematical Theory of the Struggle for Existence. <text:span text:style-name="T137">Science</text:span>, 79, 16–17.</text:p>
        <text:p text:style-name="Bibliography_20_1">Gill, F.B. (2007). <text:span text:style-name="T137">Ornithology</text:span>. 3rd ed. W.H. Freeman, New York.</text:p>
        <text:p text:style-name="Bibliography_20_1">Godsoe, W., Jankowski, J., Holt, R.D. &amp; Gravel, D. (2017). Integrating Biogeography with Contemporary Niche Theory. <text:span text:style-name="T137">Trends in Ecology &amp; Evolution</text:span>, 32, 488–499.</text:p>
        <text:p text:style-name="Bibliography_20_1">Gómez, C., Tenorio, E.A., Montoya, P. &amp; Cadena, C.D. (2016). Niche-tracking migrants and niche-switching residents: evolution of climatic niches in New World warblers (Parulidae). <text:span text:style-name="T137">Proceedings of the Royal Society B: Biological Sciences</text:span>, 283, 20152458.</text:p>
        <text:p text:style-name="Bibliography_20_1">Gómez, J.M., Verdú, M. &amp; Perfectti, F. (2010). Ecological interactions are evolutionarily conserved across the entire tree of life. <text:span text:style-name="T137">Nature</text:span>, 465, 918–921.</text:p>
        <text:p text:style-name="Bibliography_20_1">Gounand, I., Harvey, E., Little, C.J. &amp; Altermatt, F. (2018). Meta-Ecosystems 2.0: Rooting the Theory into the Field. <text:span text:style-name="T137">Trends in Ecology &amp; Evolution</text:span>, 33, 36–46.</text:p>
        <text:p text:style-name="Bibliography_20_1">Gravel, D., Baiser, B., Dunne, J.A., Kopelke, J.-P., Martinez, N.D., Nyman, T., <text:span text:style-name="T137">et al.</text:span> (2019). Bringing Elton and Grinnell together: a quantitative framework to represent the biogeography of ecological interaction networks. <text:span text:style-name="T137">Ecography</text:span>, 42, 401–415.</text:p>
        <text:p text:style-name="Bibliography_20_1">Gravel, D., Canham, C.D., Beaudet, M. &amp; Messier, C. (2006). Reconciling niche and neutrality: the continuum hypothesis. <text:span text:style-name="T137">Ecology Letters</text:span>, 9, 399–409.</text:p>
        <text:p text:style-name="Bibliography_20_1">Gravel, D., Massol, F., Canard, E., Mouillot, D. &amp; Mouquet, N. (2011). Trophic theory of island biogeography. <text:span text:style-name="T137">Ecology Letters</text:span>, 14, 1010–1016.</text:p>
        <text:p text:style-name="Bibliography_20_1">Gravel, D., Poisot, T., Albouy, C., Velez, L. &amp; Mouillot, D. (2013). Inferring food web structure from predator-prey body size relationships. <text:span text:style-name="T137">Methods Ecol Evol</text:span>, 4, 1083–1090.</text:p>
        <text:p text:style-name="Bibliography_20_1">Griffin-Nolan, R.J., Bushey, J.A., Carroll, C.J.W., Challis, A., Chieppa, J., Garbowski, M., <text:span text:style-name="T137">et al.</text:span> (2018). Trait selection and community weighting are key to understanding ecosystem responses to changing precipitation regimes. <text:span text:style-name="T137">Functional Ecology</text:span>, 32, 1746–1756.</text:p>
        <text:p text:style-name="Bibliography_20_1"><text:soft-page-break/>Grilli, J., Adorisio, M., Suweis, S., Barabás, G., Banavar, J.R., Allesina, S., <text:span text:style-name="T137">et al.</text:span> (2017). Feasibility and coexistence of large ecological communities. <text:span text:style-name="T137">Nat Commun</text:span>, 8, 14389.</text:p>
        <text:p text:style-name="Bibliography_20_1">Grinnell, J. (1917). The Niche-Relationships of the California Thrasher. <text:span text:style-name="T137">The Auk</text:span>, 34, 427–433.</text:p>
        <text:p text:style-name="Bibliography_20_1">Guisan, A., Tingley, R., Baumgartner, J.B., Naujokaitis-Lewis, I., Sutcliffe, P.R., Tulloch, A.I.T., <text:span text:style-name="T137">et al.</text:span> (2013). Predicting species distributions for conservation decisions. <text:span text:style-name="T137">Ecology Letters</text:span>, 16, 1424–1435.</text:p>
        <text:p text:style-name="Bibliography_20_1">Guisan, A. &amp; Zimmermann, N.E. (2000). Predictive habitat distribution models in ecology. <text:span text:style-name="T137">Ecological Modelling</text:span>, 135, 147–186.</text:p>
        <text:p text:style-name="Bibliography_20_1">Harvey, E., Gounand, I., Ward, C.L. &amp; Altermatt, F. (2017). Bridging ecology and conservation: from ecological networks to ecosystem function. <text:span text:style-name="T137">Journal of Applied Ecology</text:span>, 54, 371–379.</text:p>
        <text:p text:style-name="Bibliography_20_1">Hillebrand, H. (2004). On the Generality of the Latitudinal Diversity Gradient. <text:span text:style-name="T137">The American Naturalist</text:span>, 163, 192–211.</text:p>
        <text:p text:style-name="Bibliography_20_1">Holt, B.G., Lessard, J.-P., Borregaard, M.K., Fritz, S.A., Araújo, M.B., Dimitrov, D., <text:span text:style-name="T137">et al.</text:span> (2013). An Update of Wallace’s Zoogeographic Regions of the World. <text:span text:style-name="T137">Science</text:span>, 339, 74–78.</text:p>
        <text:p text:style-name="Bibliography_20_1">Holt, R.D. (2009). Bringing the Hutchinsonian niche into the 21st century: Ecological and evolutionary perspectives. <text:span text:style-name="T137">PNAS</text:span>, 106, 19659–19665.</text:p>
        <text:p text:style-name="Bibliography_20_1">Hortal, J., de Bello, F., Diniz-Filho, J.A.F., Lewinsohn, T.M., Lobo, J.M. &amp; Ladle, R.J. (2015). Seven Shortfalls that Beset Large-Scale Knowledge of Biodiversity. <text:span text:style-name="T137">Annu. Rev. Ecol. Evol. Syst.</text:span>, 46, 523–549.</text:p>
        <text:p text:style-name="Bibliography_20_1">Hubbell, S.P. (2001). <text:span text:style-name="T137">The unified neutral theory of biodiversity and biogeography</text:span>. Monographs in population biology. Princeton University Press, Princeton.</text:p>
        <text:p text:style-name="Bibliography_20_1">Humboldt, A. von, Bonpland, A., Jackson, S.T. &amp; Romanowski, S. (2008). <text:span text:style-name="T137">Essay on the geography of plants</text:span>. University of Chicago Press, Chicago.</text:p>
        <text:p text:style-name="Bibliography_20_1">Hutchinson, G.E. (1957). Concluding Remarks. <text:span text:style-name="T137">Cold Spring Harbor Symposia on Quantitative Biology</text:span>, 22, 415–427.</text:p>
        <text:p text:style-name="Bibliography_20_1">Jarzyna, M.A. &amp; Stagge, J.H. (2023). Decoupled spatiotemporal patterns of avian taxonomic and functional diversity. <text:span text:style-name="T137">Current Biology</text:span>, 33, 1153-1161.e4.</text:p>
        <text:p text:style-name="Bibliography_20_1">Jordano, P. (2016). Sampling networks of ecological interactions. <text:span text:style-name="T137">Functional Ecology</text:span>, 30, 1883–1893.</text:p>
        <text:p text:style-name="Bibliography_20_1">Kearney, M., Simpson, S.J., Raubenheimer, D. &amp; Helmuth, B. (2010). Modelling the ecological niche from functional traits. <text:span text:style-name="T137">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137">Ecosphere</text:span>, 13.</text:p>
        <text:p text:style-name="Bibliography_20_1">Laigle, I., Aubin, I., Digel, C., Brose, U., Boulangeat, I. &amp; Gravel, D. (2018). Species traits as drivers of food web structure. <text:span text:style-name="T137">Oikos</text:span>, 127, 316–326.</text:p>
        <text:p text:style-name="Bibliography_20_1">Lamanna, C., Blonder, B., Violle, C., Kraft, N.J.B., Sandel, B., Šímová, I., <text:span text:style-name="T137">et al.</text:span> (2014). Functional trait space and the latitudinal diversity gradient. <text:span text:style-name="T137">Proceedings of the National Academy of Sciences</text:span>, 111, 13745–13750.</text:p>
        <text:p text:style-name="Bibliography_20_1">Letten, A.D., Ke, P.-J. &amp; Fukami, T. (2017). Linking modern coexistence theory and contemporary niche theory. <text:span text:style-name="T137">Ecological Monographs</text:span>, 87, 161–177.</text:p>
        <text:p text:style-name="Bibliography_20_1">Lindeman, R.L. (1942). The Trophic-Dynamic Aspect of Ecology. <text:span text:style-name="T137">Ecology</text:span>, 23, 399–417.</text:p>
        <text:p text:style-name="Bibliography_20_1">Lundgren, E.J., Bergman, J., Trepel, J., le Roux, E., Monsarrat, S., Kristensen, J.A., <text:span text:style-name="T137">et al.</text:span> (2024). Functional traits—not nativeness—shape the effects of large mammalian herbivores on plant communities. <text:span text:style-name="T137">Science</text:span>, 383, 531–537.</text:p>
        <text:p text:style-name="Bibliography_20_1"><text:soft-page-break/>MacArthur, R.H. &amp; Wilson, E.O. (2001). <text:span text:style-name="T137">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37">Biology Letters</text:span>, 11, 20150552.</text:p>
        <text:p text:style-name="Bibliography_20_1">May, R.M. (1972). Will a Large Complex System be Stable? <text:span text:style-name="T137">Nature</text:span>, 238, 413–414.</text:p>
        <text:p text:style-name="Bibliography_20_1">Mayr, E. (1956). Geographical character gradients and climatic adaptation. <text:span text:style-name="T137">Evolution</text:span>, 10, 105–108.</text:p>
        <text:p text:style-name="Bibliography_20_1">McDonald-Madden, E., Sabbadin, R., Game, E.T., Baxter, P.W.J., Chadès, I. &amp; Possingham, H.P. (2016). Using food-web theory to conserve ecosystems. <text:span text:style-name="T137">Nat Commun</text:span>, 7, 1–8.</text:p>
        <text:p text:style-name="Bibliography_20_1">McGill, B.J., Enquist, B.J., Weiher, E. &amp; Westoby, M. (2006). Rebuilding community ecology from functional traits. <text:span text:style-name="T137">Trends in Ecology &amp; Evolution</text:span>, 21, 178–185.</text:p>
        <text:p text:style-name="Bibliography_20_1">McInerny, G.J. &amp; Etienne, R.S. (2012). Ditch the niche – is the niche a useful concept in ecology or species distribution modelling? <text:span text:style-name="T137">Journal of Biogeography</text:span>, 39, 2096–2102.</text:p>
        <text:p text:style-name="Bibliography_20_1">McKinnon, L., Smith, P.A., Nol, E., Martin, J.L., Doyle, F.I., Abraham, K.F., <text:span text:style-name="T137">et al.</text:span> (2010). Lower Predation Risk for Migratory Birds at High Latitudes. <text:span text:style-name="T137">Science</text:span>, 327, 326–327.</text:p>
        <text:p text:style-name="Bibliography_20_1">McMeans, B.C., McCann, K.S., Humphries, M., Rooney, N. &amp; Fisk, A.T. (2015). Food Web Structure in Temporally-Forced Ecosystems. <text:span text:style-name="T137">Trends in Ecology &amp; Evolution</text:span>, 30, 662–672.</text:p>
        <text:p text:style-name="Bibliography_20_1">Mittelbach, G.G., Schemske, D.W., Cornell, H.V., Allen, A.P., Brown, J.M., Bush, M.B., <text:span text:style-name="T137">et al.</text:span> (2007). Evolution and the latitudinal diversity gradient: speciation, extinction and biogeography. <text:span text:style-name="T137">Ecology Letters</text:span>, 10, 315–331.</text:p>
        <text:p text:style-name="Bibliography_20_1">Morales-Castilla, I., Matias, M.G., Gravel, D. &amp; Araújo, M.B. (2015). Inferring biotic interactions from proxies. <text:span text:style-name="T137">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37">Auk</text:span>, 121, 610.</text:p>
        <text:p text:style-name="Bibliography_20_1">Ng, W.H., Fink, D., La Sorte, F.A., Auer, T., Hochachka, W.M., Johnston, A., <text:span text:style-name="T137">et al.</text:span> (2022). Continental‐scale biomass redistribution by migratory birds in response to seasonal variation in productivity. <text:span text:style-name="T137">Global Ecol Biogeogr</text:span>, 31, 727–739.</text:p>
        <text:p text:style-name="Bibliography_20_1">Norris, D.R., Marra, P.P., Kyser, T.K., Sherry, T.W. &amp; Ratcliffe, L.M. (2004). Tropical winter habitat limits reproductive success on the temperate breeding grounds in a migratory bird. <text:span text:style-name="T137">Proceedings of the Royal Society of London. Series B: Biological Sciences</text:span>, 271, 59–64.</text:p>
        <text:p text:style-name="Bibliography_20_1">O’Connor, L.M.J., Pollock, L.J., Braga, J., Ficetola, G.F., Maiorano, L., Martinez-Almoyna, C., <text:span text:style-name="T137">et al.</text:span> (2020). Unveiling the food webs of tetrapods across Europe through the prism of the Eltonian niche. <text:span text:style-name="T137">Journal of Biogeography</text:span>, 47, 181–192.</text:p>
        <text:p text:style-name="Bibliography_20_1">Pacifici, M., Visconti, P., Butchart, S.H.M., Watson, J.E.M., Cassola, F.M. &amp; Rondinini, C. (2017). Species’ traits influenced their response to recent climate change. <text:span text:style-name="T137">Nature Clim Change</text:span>, 7, 205–208.</text:p>
        <text:p text:style-name="Bibliography_20_1">Pearson, R.G. &amp; Dawson, T.P. (2003). Predicting the impacts of climate change on the distribution of species: are bioclimate envelope models useful? <text:span text:style-name="T137">Global Ecology and Biogeography</text:span>, 12, 361–371.</text:p>
        <text:p text:style-name="Bibliography_20_1">Pellissier, L., Albouy, C., Bascompte, J., Farwig, N., Graham, C., Loreau, M., <text:span text:style-name="T137">et al.</text:span> (2018). Comparing species interaction networks along environmental gradients. <text:span text:style-name="T137">Biological Reviews</text:span>, 93, 785–800.</text:p>
        <text:p text:style-name="Bibliography_20_1">Pianka, E.R. (1966). Latitudinal Gradients in Species Diversity: A Review of Concepts. <text:span text:style-name="T137">The American Naturalist</text:span>, 100, 33–46.</text:p>
        <text:p text:style-name="Bibliography_20_1"><text:soft-page-break/>Pichler, M., Boreux, V., Klein, A.-M., Schleuning, M. &amp; Hartig, F. (2020). Machine learning algorithms to infer trait-matching and predict species interactions in ecological networks. <text:span text:style-name="T137">Methods in Ecology and Evolution</text:span>, 11, 281–293.</text:p>
        <text:p text:style-name="Bibliography_20_1">Pimm, S.L., Lawton, J.H. &amp; Cohen, J.E. (1991). Food web patterns and their consequences. <text:span text:style-name="T137">Nature</text:span>, 350, 669–674.</text:p>
        <text:p text:style-name="Bibliography_20_1">Poisot, T., Bergeron, G., Cazelles, K., Dallas, T., Gravel, D., MacDonald, A., <text:span text:style-name="T137">et al.</text:span> (2021). Global knowledge gaps in species interaction networks data. <text:span text:style-name="T137">J Biogeogr</text:span>, jbi.14127.</text:p>
        <text:p text:style-name="Bibliography_20_1">Poisot, T., Mouquet, N. &amp; Gravel, D. (2013). Trophic complementarity drives the biodiversity–ecosystem functioning relationship in food webs. <text:span text:style-name="T137">Ecology Letters</text:span>, 16, 853–861.</text:p>
        <text:p text:style-name="Bibliography_20_1">Poisot, T., Stouffer, D.B. &amp; Gravel, D. (2015). Beyond species: why ecological interaction networks vary through space and time. <text:span text:style-name="T137">Oikos</text:span>, 124, 243–251.</text:p>
        <text:p text:style-name="Bibliography_20_1">Pollock, L.J., Morris, W.K. &amp; Vesk, P.A. (2012). The role of functional traits in species distributions revealed through a hierarchical model. <text:span text:style-name="T137">Ecography</text:span>, 35, 716–725.</text:p>
        <text:p text:style-name="Bibliography_20_1">Pollock, L.J., O’Connor, L.M.J., Mokany, K., Rosauer, D.F., Talluto, M.V. &amp; Thuiller, W. (2020). Protecting Biodiversity (in All Its Complexity): New Models and Methods. <text:span text:style-name="T137">Trends in Ecology &amp; Evolution</text:span>, 35, 1119–1128.</text:p>
        <text:p text:style-name="Bibliography_20_1">Pollock, L.J., Tingley, R., Morris, W.K., Golding, N., O’Hara, R.B., Parris, K.M., <text:span text:style-name="T137">et al.</text:span> (2014). Understanding co-occurrence by modelling species simultaneously with a Joint Species Distribution Model (JSDM). <text:span text:style-name="T137">Methods in Ecology and Evolution</text:span>, 5, 397–406.</text:p>
        <text:p text:style-name="Bibliography_20_1">Pomeranz, J.P.F., Thompson, R.M., Poisot, T. &amp; Harding, J.S. (2019). Inferring predator–prey interactions in food webs. <text:span text:style-name="T137">Methods in Ecology and Evolution</text:span>, 10, 356–367.</text:p>
        <text:p text:style-name="Bibliography_20_1">Pontarp, M., Bunnefeld, L., Cabral, J.S., Etienne, R.S., Fritz, S.A., Gillespie, R., <text:span text:style-name="T137">et al.</text:span> (2019). The Latitudinal Diversity Gradient: Novel Understanding through Mechanistic Eco-evolutionary Models. <text:span text:style-name="T137">Trends in Ecology &amp; Evolution</text:span>, 34, 211–223.</text:p>
        <text:p text:style-name="Bibliography_20_1">Preston, F.W. (1960). Time and Space and the Variation of Species. <text:span text:style-name="T137">Ecology</text:span>, 41, 612–627.</text:p>
        <text:p text:style-name="Bibliography_20_1">Pringle, R.M. &amp; Hutchinson, M.C. (2020). Resolving Food-Web Structure. <text:span text:style-name="T137">Annual Review of Ecology, Evolution and Systematics</text:span>, 51, 55–80.</text:p>
        <text:p text:style-name="Bibliography_20_1">Pulliam, H. r. (2000). On the relationship between niche and distribution. <text:span text:style-name="T137">Ecology Letters</text:span>, 3, 349–361.</text:p>
        <text:p text:style-name="Bibliography_20_1">Reich, P.B., Wright, I.J., Cavender‐Bares, J., Craine, J.M., Oleksyn, J., Westoby, M., <text:span text:style-name="T137">et al.</text:span> (2003). The Evolution of Plant Functional Variation: Traits, Spectra, and Strategies. <text:span text:style-name="T137">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37">Proceedings of the Royal Society B: Biological Sciences</text:span>, 276, 1619–1626.</text:p>
        <text:p text:style-name="Bibliography_20_1">Rooney, N., McCann, K.S. &amp; Moore, J.C. (2008). A landscape theory for food web architecture. <text:span text:style-name="T137">Ecology Letters</text:span>, 11, 867–881.</text:p>
        <text:p text:style-name="Bibliography_20_1">Rosenberg, K.V., Dokter, A.M., Blancher, P.J., Sauer, J.R., Smith, A.C., Smith, P.A., <text:span text:style-name="T137">et al.</text:span> (2019). Decline of the North American avifauna. <text:span text:style-name="T137">Science</text:span>, 366, 120–124.</text:p>
        <text:p text:style-name="Bibliography_20_1">Rossberg, A.G., Brännström, Å. &amp; Dieckmann, U. (2010). How trophic interaction strength depends on traits. <text:span text:style-name="T137">Theor Ecol</text:span>, 3, 13–24.</text:p>
        <text:p text:style-name="Bibliography_20_1">Runge, C.A., Watson, J.E.M., Butchart, S.H.M., Hanson, J.O., Possingham, H.P. &amp; Fuller, R.A. (2015). Protected areas and global conservation of migratory birds. <text:span text:style-name="T137">Science</text:span>, 350, 1255–1258.</text:p>
        <text:p text:style-name="Bibliography_20_1">Saravia, L.A., Marina, T.I., Kristensen, N.P., De Troch, M. &amp; Momo, F.R. (2022). Ecological network assembly: How the regional metaweb influences local food webs. <text:span text:style-name="T137">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37">Ecography</text:span>, 2022.</text:p>
        <text:p text:style-name="Bibliography_20_1">Soberón, J. (2007). Grinnellian and Eltonian niches and geographic distributions of species. <text:span text:style-name="T137">Ecology Letters</text:span>, 10, 1115–1123.</text:p>
        <text:p text:style-name="Bibliography_20_1">Somveille, M., Manica, A. &amp; Rodrigues, A.S.L. (2019). Where the wild birds go: explaining the differences in migratory destinations across terrestrial bird species. <text:span text:style-name="T137">Ecography</text:span>, 42, 225–236.</text:p>
        <text:p text:style-name="Bibliography_20_1">Somveille, M., Rodrigues, A.S.L. &amp; Manica, A. (2015). Why do birds migrate? A macroecological perspective. <text:span text:style-name="T137">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37">Ecology Letters</text:span>, 20, 693–707.</text:p>
        <text:p text:style-name="Bibliography_20_1">Stouffer, D.B., Sales-Pardo, M., Sirer, M.I. &amp; Bascompte, J. (2012). Evolutionary Conservation of Species’ Roles in Food Webs. <text:span text:style-name="T137">Science</text:span>, 335, 1489–1492.</text:p>
        <text:p text:style-name="Bibliography_20_1">Strydom, T., Catchen, M.D., Banville, F., Caron, D., Dansereau, G., Desjardins-Proulx, P., <text:span text:style-name="T137">et al.</text:span> (2021). A roadmap towards predicting species interaction networks (across space and time). <text:span text:style-name="T137">Philos Trans R Soc Lond B Biol Sci</text:span>, 376, 20210063.</text:p>
        <text:p text:style-name="Bibliography_20_1">Studds, C.E., Kendall, B.E., Murray, N.J., Wilson, H.B., Rogers, D.I., Clemens, R.S., <text:span text:style-name="T137">et al.</text:span> (2017). Rapid population decline in migratory shorebirds relying on Yellow Sea tidal mudflats as stopover sites. <text:span text:style-name="T137">Nat Commun</text:span>, 8, 14895.</text:p>
        <text:p text:style-name="Bibliography_20_1">Thompson, R.M., Brose, U., Dunne, J.A., Hall, R.O., Hladyz, S., Kitching, R.L., <text:span text:style-name="T137">et al.</text:span> (2012). Food webs: reconciling the structure and function of biodiversity. <text:span text:style-name="T137">Trends in Ecology &amp; Evolution</text:span>, 27, 689–697.</text:p>
        <text:p text:style-name="Bibliography_20_1">Thompson, R.M. &amp; Townsend, C.R. (2005). Energy Availability, Spatial Heterogeneity and Ecosystem Size Predict Food-Web Structure in Streams. <text:span text:style-name="T137">Oikos</text:span>, 108, 137–148.</text:p>
        <text:p text:style-name="Bibliography_20_1">Thuiller, W., Münkemüller, T., Lavergne, S., Mouillot, D., Mouquet, N., Schiffers, K., <text:span text:style-name="T137">et al.</text:span> (2013). A road map for integrating eco-evolutionary processes into biodiversity models. <text:span text:style-name="T137">Ecology Letters</text:span>, 16, 94–105.</text:p>
        <text:p text:style-name="Bibliography_20_1">Thurman, L.L., Barner, A.K., Garcia, T.S. &amp; Chestnut, T. (2019). Testing the link between species interactions and species co-occurrence in a trophic network. <text:span text:style-name="T137">Ecography</text:span>, 42, 1658–1670.</text:p>
        <text:p text:style-name="Bibliography_20_1">Urban, M.C., Bocedi, G., Hendry, A.P., Mihoub, J.-B., Peer, G., Singer, A., <text:span text:style-name="T137">et al.</text:span> (2016). Improving the forecast for biodiversity under climate change. <text:span text:style-name="T137">Science</text:span>, 353, aad8466–aad8466.</text:p>
        <text:p text:style-name="Bibliography_20_1">Vandewalle, M., de Bello, F., Berg, M.P., Bolger, T., Dolédec, S., Dubs, F., <text:span text:style-name="T137">et al.</text:span> (2010). Functional traits as indicators of biodiversity response to land use changes across ecosystems and organisms. <text:span text:style-name="T137">Biodivers Conserv</text:span>, 19, 2921–2947.</text:p>
        <text:p text:style-name="Bibliography_20_1">Vellend, M. (2010). Conceptual Synthesis in Community Ecology. <text:span text:style-name="T137">The Quarterly Review of Biology</text:span>, 85, 183–206.</text:p>
        <text:p text:style-name="Bibliography_20_1">Vesk, P.A., Morris, W.K., Neal, W.C., Mokany, K. &amp; Pollock, L.J. (2021). Transferability of trait-based species distribution models. <text:span text:style-name="T137">Ecography</text:span>, 44, 134–147.</text:p>
        <text:p text:style-name="Bibliography_20_1">Violle, C., Navas, M.-L., Vile, D., Kazakou, E., Fortunel, C., Hummel, I., <text:span text:style-name="T137">et al.</text:span> (2007). Let the concept of trait be functional! <text:span text:style-name="T137">Oikos</text:span>, 116, 882–892.</text:p>
        <text:p text:style-name="Bibliography_20_1">Volterra, V. (1928). Variations and Fluctuations of the Number of Individuals in Animal Species living together. <text:span text:style-name="T137">ICES Journal of Marine Science</text:span>, 3, 3–51.</text:p>
        <text:p text:style-name="Bibliography_20_1">Wallace, A.R. (2011). <text:span text:style-name="T137">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137">Ecology Letters</text:span>, 19, 907–914.</text:p>
        <text:p text:style-name="Bibliography_20_1">Whittaker, R.J., Willis, K.J. &amp; Field, R. (2001). Scale and species richness: towards a general, hierarchical theory of species diversity. <text:span text:style-name="T137">Journal of Biogeography</text:span>, 28, 453–470.</text:p>
        <text:p text:style-name="Bibliography_20_1">Wilcove, D.S. &amp; Wikelski, M. (2008). Going, Going, Gone: Is Animal Migration Disappearing. <text:span text:style-name="T137">PLOS Biology</text:span>, 6, e188.</text:p>
        <text:p text:style-name="Bibliography_20_1">Windsor, F.M., van den Hoogen, J., Crowther, T.W. &amp; Evans, D.M. (2023). Using ecological networks to answer questions in global biogeography and ecology. <text:span text:style-name="T137">Journal of Biogeography</text:span>, 50, 57–69.</text:p>
        <text:p text:style-name="Bibliography_20_1">Winger, B.M., Auteri, G.G., Pegan, T.M. &amp; Weeks, B.C. (2019). A long winter for the Red Queen: rethinking the evolution of seasonal migration. <text:span text:style-name="T137">Biological Reviews</text:span>, 94, 737–752.</text:p>
        <text:p text:style-name="Bibliography_20_1">Wisz, M.S., Pottier, J., Kissling, W.D., Pellissier, L., Lenoir, J., Damgaard, C.F., <text:span text:style-name="T137">et al.</text:span> (2013). The role of biotic interactions in shaping distributions and realised assemblages of species: implications for species distribution modelling. <text:span text:style-name="T137">Biological Reviews</text:span>, 88, 15–30.</text:p>
        <text:p text:style-name="Bibliography_20_1">Xu, Y., Si, Y., Takekawa, J., Liu, Q., Prins, H.H.T., Yin, S., <text:span text:style-name="T137">et al.</text:span> (2020). A network approach to prioritize conservation efforts for migratory birds. <text:span text:style-name="T137">Conservation Biology</text:span>, 34, 416–426.</text:p>
        <text:p text:style-name="Bibliography_20_1">Zakharova, L., Meyer, K.M. &amp; Seifan, M. (2019). Trait-based modelling in ecology: A review of two decades of research. <text:span text:style-name="T137">Ecological Modelling</text:span>, 407, 108703.</text:p>
        <text:p text:style-name="Bibliography_20_1">Zhang, W., Wei, J. &amp; Xu, Y. (2023). Prioritizing global conservation of migratory birds over their migration network. <text:span text:style-name="T137">One Earth</text:span>, 6, 1340–1349.</text:p>
        <text:p text:style-name="Bibliography_20_1">Zurell, D., Gallien, L., Graham, C.H. &amp; Zimmermann, N.E. (2018). Do long-distance migratory birds track their niche through seasons? <text:span text:style-name="T137">Journal of Biogeography</text:span>, 45, 1459–1468.</text:p>
        <text:p text:style-name="Bibliography_20_1">Zurell, D., Jeltsch, F., Dormann, C.F. &amp; Schröder, B. (2009). Static species distribution models in dynamically changing systems: how good can predictions really be? <text:span text:style-name="T137">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2.2$Linux_X86_64 LibreOffice_project/420$Build-2</meta:generator>
    <dc:date>2024-04-30T13:09:38.778699536</dc:date>
    <dc:creator>Dominique Caron</dc:creator>
    <meta:editing-duration>PT22H37M51S</meta:editing-duration>
    <meta:editing-cycles>66</meta:editing-cycles>
    <meta:document-statistic meta:table-count="0" meta:image-count="0" meta:object-count="0" meta:page-count="17" meta:paragraph-count="160" meta:word-count="6991" meta:character-count="47507" meta:non-whitespace-character-count="40774"/>
    <meta:user-defined meta:name="ZOTERO_PREF_1">&lt;data data-version="3" zotero-version="6.0.27"&gt;&lt;session id="L5NkD4Rs"/&gt;&lt;style id="http://www.zotero.org/styles/ecology-letters" hasBibliography="1" bibliographyStyleHasBeenSet="1"/&gt;&lt;prefs&gt;&lt;pref name="fieldType" value="ReferenceMark"/&gt;&lt;/prefs&gt;&lt;/data&gt;</meta:user-defined>
  </office:meta>
</office:document-meta>
</file>